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2" svg:font-family="Arial" style:font-family-generic="swiss"/>
    <style:font-face style:name="Calibri" svg:font-family="Calibri" style:font-pitch="variable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5889in" fo:margin-left="-0.3972in" table:align="left" style:writing-mode="lr-tb"/>
    </style:style>
    <style:style style:name="Таблица1.A" style:family="table-column">
      <style:table-column-properties style:column-width="6.5889in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" style:family="table">
      <style:table-properties style:width="6.5889in" fo:margin-left="-0.3972in" table:align="left" style:writing-mode="lr-tb"/>
    </style:style>
    <style:style style:name="Таблица2.A" style:family="table-column">
      <style:table-column-properties style:column-width="6.5889in"/>
    </style:style>
    <style:style style:name="Таблица2.1" style:family="table-row">
      <style:table-row-properties style:min-row-height="0.4056in" style:keep-together="true"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.2" style:family="table-row">
      <style:table-row-properties style:min-row-height="0.3743in" style:keep-together="true" fo:keep-together="auto"/>
    </style:style>
    <style:style style:name="Таблица2.3" style:family="table-row">
      <style:table-row-properties style:min-row-height="0.3868in" style:keep-together="true" fo:keep-together="auto"/>
    </style:style>
    <style:style style:name="Таблица3" style:family="table">
      <style:table-properties style:width="6.5889in" fo:margin-left="-0.3972in" table:align="left" style:writing-mode="lr-tb"/>
    </style:style>
    <style:style style:name="Таблица3.A" style:family="table-column">
      <style:table-column-properties style:column-width="1.9799in"/>
    </style:style>
    <style:style style:name="Таблица3.B" style:family="table-column">
      <style:table-column-properties style:column-width="1.6618in"/>
    </style:style>
    <style:style style:name="Таблица3.D" style:family="table-column">
      <style:table-column-properties style:column-width="1.2854in"/>
    </style:style>
    <style:style style:name="Таблица3.1" style:family="table-row">
      <style:table-row-properties style:min-row-height="0.2868in" style:keep-together="true" fo:keep-together="auto"/>
    </style:style>
    <style:style style:name="Таблица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3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3.2" style:family="table-row">
      <style:table-row-properties style:min-row-height="0.2743in" style:keep-together="true" fo:keep-together="auto"/>
    </style:style>
    <style:style style:name="Таблица4" style:family="table">
      <style:table-properties style:width="6.5889in" fo:margin-left="-0.3972in" table:align="left" style:writing-mode="lr-tb"/>
    </style:style>
    <style:style style:name="Таблица4.A" style:family="table-column">
      <style:table-column-properties style:column-width="6.5889in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4.3" style:family="table-row">
      <style:table-row-properties style:min-row-height="0.3931in" style:keep-together="true" fo:keep-together="auto"/>
    </style:style>
    <style:style style:name="Таблица4.5" style:family="table-row">
      <style:table-row-properties style:min-row-height="0.4181in" style:keep-together="true" fo:keep-together="auto"/>
    </style:style>
    <style:style style:name="Таблица4.6" style:family="table-row">
      <style:table-row-properties style:min-row-height="0.4306in" style:keep-together="true" fo:keep-together="auto"/>
    </style:style>
    <style:style style:name="Таблица4.7" style:family="table-row">
      <style:table-row-properties style:min-row-height="0.3681in" style:keep-together="true" fo:keep-together="auto"/>
    </style:style>
    <style:style style:name="Таблица5" style:family="table">
      <style:table-properties style:width="6.6257in" fo:margin-left="-0.434in" table:align="left" style:writing-mode="lr-tb"/>
    </style:style>
    <style:style style:name="Таблица5.A" style:family="table-column">
      <style:table-column-properties style:column-width="6.6257in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5.2" style:family="table-row">
      <style:table-row-properties style:min-row-height="0.5556in" style:keep-together="true" fo:keep-together="auto"/>
    </style:style>
    <style:style style:name="Таблица5.3" style:family="table-row">
      <style:table-row-properties style:min-row-height="0.5993in" style:keep-together="true" fo:keep-together="auto"/>
    </style:style>
    <style:style style:name="Таблица6" style:family="table">
      <style:table-properties style:width="6.5889in" fo:margin-left="-0.3972in" table:align="left" style:writing-mode="lr-tb"/>
    </style:style>
    <style:style style:name="Таблица6.A" style:family="table-column">
      <style:table-column-properties style:column-width="6.5889in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6.16" style:family="table-row">
      <style:table-row-properties style:min-row-height="0.2306in" style:keep-together="true" fo:keep-together="auto"/>
    </style:style>
    <style:style style:name="Таблица7" style:family="table">
      <style:table-properties style:width="6.5889in" fo:margin-left="-0.3972in" table:align="left" style:writing-mode="lr-tb"/>
    </style:style>
    <style:style style:name="Таблица7.A" style:family="table-column">
      <style:table-column-properties style:column-width="6.5889in"/>
    </style:style>
    <style:style style:name="Таблица7.1" style:family="table-row">
      <style:table-row-properties style:min-row-height="0.6306in" style:keep-together="true" fo:keep-together="auto"/>
    </style:style>
    <style:style style:name="Таблица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7.2" style:family="table-row">
      <style:table-row-properties style:min-row-height="0.3743in" style:keep-together="true" fo:keep-together="auto"/>
    </style:style>
    <style:style style:name="Таблица7.3" style:family="table-row">
      <style:table-row-properties style:min-row-height="0.2618in" style:keep-together="true" fo:keep-together="auto"/>
    </style:style>
    <style:style style:name="Таблица7.4" style:family="table-row">
      <style:table-row-properties style:min-row-height="0.4056in" style:keep-together="true" fo:keep-together="auto"/>
    </style:style>
    <style:style style:name="Таблица7.5" style:family="table-row">
      <style:table-row-properties style:min-row-height="0.3868in" style:keep-together="true" fo:keep-together="auto"/>
    </style:style>
    <style:style style:name="Таблица8" style:family="table">
      <style:table-properties style:width="6.9722in" fo:margin-left="-0.3972in" table:align="left" style:writing-mode="lr-tb"/>
    </style:style>
    <style:style style:name="Таблица8.A" style:family="table-column">
      <style:table-column-properties style:column-width="1.9799in"/>
    </style:style>
    <style:style style:name="Таблица8.B" style:family="table-column">
      <style:table-column-properties style:column-width="1.6618in"/>
    </style:style>
    <style:style style:name="Таблица8.D" style:family="table-column">
      <style:table-column-properties style:column-width="1.6688in"/>
    </style:style>
    <style:style style:name="Таблица8.1" style:family="table-row">
      <style:table-row-properties style:min-row-height="0.2868in" style:keep-together="true" fo:keep-together="auto"/>
    </style:style>
    <style:style style:name="Таблица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8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8.2" style:family="table-row">
      <style:table-row-properties style:min-row-height="0.2743in" style:keep-together="true" fo:keep-together="auto"/>
    </style:style>
    <style:style style:name="Таблица9" style:family="table">
      <style:table-properties style:width="6.9639in" fo:margin-left="-0.3972in" table:align="left" style:writing-mode="lr-tb"/>
    </style:style>
    <style:style style:name="Таблица9.A" style:family="table-column">
      <style:table-column-properties style:column-width="6.9639in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9.3" style:family="table-row">
      <style:table-row-properties style:min-row-height="0.3931in" style:keep-together="true" fo:keep-together="auto"/>
    </style:style>
    <style:style style:name="Таблица9.4" style:family="table-row">
      <style:table-row-properties style:min-row-height="0.5243in" style:keep-together="true" fo:keep-together="auto"/>
    </style:style>
    <style:style style:name="Таблица9.5" style:family="table-row">
      <style:table-row-properties style:min-row-height="0.3431in" style:keep-together="true" fo:keep-together="auto"/>
    </style:style>
    <style:style style:name="Таблица9.6" style:family="table-row">
      <style:table-row-properties style:min-row-height="0.4306in" style:keep-together="true" fo:keep-together="auto"/>
    </style:style>
    <style:style style:name="Таблица9.7" style:family="table-row">
      <style:table-row-properties style:min-row-height="0.3681in" style:keep-together="true" fo:keep-together="auto"/>
    </style:style>
    <style:style style:name="Таблица10" style:family="table">
      <style:table-properties style:width="7.0007in" fo:margin-left="-0.434in" table:align="left" style:writing-mode="lr-tb"/>
    </style:style>
    <style:style style:name="Таблица10.A" style:family="table-column">
      <style:table-column-properties style:column-width="7.0007in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0.2" style:family="table-row">
      <style:table-row-properties style:min-row-height="0.9806in" style:keep-together="true" fo:keep-together="auto"/>
    </style:style>
    <style:style style:name="Таблица10.3" style:family="table-row">
      <style:table-row-properties style:min-row-height="0.6243in" style:keep-together="true" fo:keep-together="auto"/>
    </style:style>
    <style:style style:name="Таблица11" style:family="table">
      <style:table-properties style:width="6.9639in" fo:margin-left="-0.3972in" table:align="left" style:writing-mode="lr-tb"/>
    </style:style>
    <style:style style:name="Таблица11.A" style:family="table-column">
      <style:table-column-properties style:column-width="6.9639in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1.18" style:family="table-row">
      <style:table-row-properties style:min-row-height="0.2118in" style:keep-together="true" fo:keep-together="auto"/>
    </style:style>
    <style:style style:name="Таблица12" style:family="table">
      <style:table-properties style:width="6.9639in" fo:margin-left="-0.3972in" table:align="left" style:writing-mode="lr-tb"/>
    </style:style>
    <style:style style:name="Таблица12.A" style:family="table-column">
      <style:table-column-properties style:column-width="6.9639in"/>
    </style:style>
    <style:style style:name="Таблица12.1" style:family="table-row">
      <style:table-row-properties style:min-row-height="0.4243in" style:keep-together="true" fo:keep-together="auto"/>
    </style:style>
    <style:style style:name="Таблица1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2.2" style:family="table-row">
      <style:table-row-properties style:min-row-height="0.3743in" style:keep-together="true" fo:keep-together="auto"/>
    </style:style>
    <style:style style:name="Таблица12.3" style:family="table-row">
      <style:table-row-properties style:min-row-height="0.2618in" style:keep-together="true" fo:keep-together="auto"/>
    </style:style>
    <style:style style:name="Таблица12.4" style:family="table-row">
      <style:table-row-properties style:min-row-height="0.4056in" style:keep-together="true" fo:keep-together="auto"/>
    </style:style>
    <style:style style:name="Таблица12.5" style:family="table-row">
      <style:table-row-properties style:min-row-height="0.3868in" style:keep-together="true" fo:keep-together="auto"/>
    </style:style>
    <style:style style:name="Таблица13" style:family="table">
      <style:table-properties style:width="6.9722in" fo:margin-left="-0.3972in" table:align="left" style:writing-mode="lr-tb"/>
    </style:style>
    <style:style style:name="Таблица13.A" style:family="table-column">
      <style:table-column-properties style:column-width="1.9799in"/>
    </style:style>
    <style:style style:name="Таблица13.B" style:family="table-column">
      <style:table-column-properties style:column-width="1.6618in"/>
    </style:style>
    <style:style style:name="Таблица13.D" style:family="table-column">
      <style:table-column-properties style:column-width="1.6688in"/>
    </style:style>
    <style:style style:name="Таблица13.1" style:family="table-row">
      <style:table-row-properties style:min-row-height="0.2868in" style:keep-together="true" fo:keep-together="auto"/>
    </style:style>
    <style:style style:name="Таблица1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3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3.2" style:family="table-row">
      <style:table-row-properties style:min-row-height="0.2743in" style:keep-together="true" fo:keep-together="auto"/>
    </style:style>
    <style:style style:name="Таблица14" style:family="table">
      <style:table-properties style:width="6.9639in" fo:margin-left="-0.3972in" table:align="left" style:writing-mode="lr-tb"/>
    </style:style>
    <style:style style:name="Таблица14.A" style:family="table-column">
      <style:table-column-properties style:column-width="6.9639in"/>
    </style:style>
    <style:style style:name="Таблица14.1" style:family="table-row">
      <style:table-row-properties style:min-row-height="0.3431in" style:keep-together="true" fo:keep-together="auto"/>
    </style:style>
    <style:style style:name="Таблица1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4.2" style:family="table-row">
      <style:table-row-properties style:min-row-height="0.4931in" style:keep-together="true" fo:keep-together="auto"/>
    </style:style>
    <style:style style:name="Таблица14.3" style:family="table-row">
      <style:table-row-properties style:min-row-height="0.5306in" style:keep-together="true" fo:keep-together="auto"/>
    </style:style>
    <style:style style:name="Таблица14.4" style:family="table-row">
      <style:table-row-properties style:min-row-height="0.3806in" style:keep-together="true" fo:keep-together="auto"/>
    </style:style>
    <style:style style:name="Таблица14.6" style:family="table-row">
      <style:table-row-properties style:min-row-height="0.4306in" style:keep-together="true" fo:keep-together="auto"/>
    </style:style>
    <style:style style:name="Таблица14.7" style:family="table-row">
      <style:table-row-properties style:min-row-height="0.3681in" style:keep-together="true" fo:keep-together="auto"/>
    </style:style>
    <style:style style:name="Таблица14.8" style:family="table-row">
      <style:table-row-properties style:keep-together="true" fo:keep-together="auto"/>
    </style:style>
    <style:style style:name="Таблица15" style:family="table">
      <style:table-properties style:width="7.0007in" fo:margin-left="-0.434in" table:align="left" style:writing-mode="lr-tb"/>
    </style:style>
    <style:style style:name="Таблица15.A" style:family="table-column">
      <style:table-column-properties style:column-width="7.0007in"/>
    </style:style>
    <style:style style:name="Таблица15.1" style:family="table-row">
      <style:table-row-properties style:min-row-height="0.3806in" style:keep-together="true" fo:keep-together="auto"/>
    </style:style>
    <style:style style:name="Таблица1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5.2" style:family="table-row">
      <style:table-row-properties style:min-row-height="0.5618in" style:keep-together="true" fo:keep-together="auto"/>
    </style:style>
    <style:style style:name="Таблица15.3" style:family="table-row">
      <style:table-row-properties style:min-row-height="0.6243in" style:keep-together="true" fo:keep-together="auto"/>
    </style:style>
    <style:style style:name="Таблица15.4" style:family="table-row">
      <style:table-row-properties style:min-row-height="0.5681in" style:keep-together="true" fo:keep-together="auto"/>
    </style:style>
    <style:style style:name="Таблица16" style:family="table">
      <style:table-properties style:width="6.9639in" fo:margin-left="-0.3972in" table:align="left" style:writing-mode="lr-tb"/>
    </style:style>
    <style:style style:name="Таблица16.A" style:family="table-column">
      <style:table-column-properties style:column-width="6.9639in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6.17" style:family="table-row">
      <style:table-row-properties style:min-row-height="0.1868in" style:keep-together="true" fo:keep-together="auto"/>
    </style:style>
    <style:style style:name="Таблица17" style:family="table">
      <style:table-properties style:width="6.9639in" fo:margin-left="-0.3972in" table:align="left" style:writing-mode="lr-tb"/>
    </style:style>
    <style:style style:name="Таблица17.A" style:family="table-column">
      <style:table-column-properties style:column-width="6.9639in"/>
    </style:style>
    <style:style style:name="Таблица17.1" style:family="table-row">
      <style:table-row-properties style:min-row-height="0.4243in" style:keep-together="true" fo:keep-together="auto"/>
    </style:style>
    <style:style style:name="Таблица1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7.2" style:family="table-row">
      <style:table-row-properties style:min-row-height="0.3931in" style:keep-together="true" fo:keep-together="auto"/>
    </style:style>
    <style:style style:name="Таблица17.3" style:family="table-row">
      <style:table-row-properties style:min-row-height="0.2618in" style:keep-together="true" fo:keep-together="auto"/>
    </style:style>
    <style:style style:name="Таблица17.4" style:family="table-row">
      <style:table-row-properties style:min-row-height="0.4056in" style:keep-together="true" fo:keep-together="auto"/>
    </style:style>
    <style:style style:name="Таблица17.5" style:family="table-row">
      <style:table-row-properties style:min-row-height="0.3868in" style:keep-together="true" fo:keep-together="auto"/>
    </style:style>
    <style:style style:name="Таблица18" style:family="table">
      <style:table-properties style:width="6.9722in" fo:margin-left="-0.3972in" table:align="left" style:writing-mode="lr-tb"/>
    </style:style>
    <style:style style:name="Таблица18.A" style:family="table-column">
      <style:table-column-properties style:column-width="1.9799in"/>
    </style:style>
    <style:style style:name="Таблица18.B" style:family="table-column">
      <style:table-column-properties style:column-width="1.6618in"/>
    </style:style>
    <style:style style:name="Таблица18.D" style:family="table-column">
      <style:table-column-properties style:column-width="1.6688in"/>
    </style:style>
    <style:style style:name="Таблица18.1" style:family="table-row">
      <style:table-row-properties style:min-row-height="0.2868in" style:keep-together="true" fo:keep-together="auto"/>
    </style:style>
    <style:style style:name="Таблица1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8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8.2" style:family="table-row">
      <style:table-row-properties style:min-row-height="0.2743in" style:keep-together="true" fo:keep-together="auto"/>
    </style:style>
    <style:style style:name="Таблица19" style:family="table">
      <style:table-properties style:width="6.9639in" fo:margin-left="-0.3972in" table:align="left" style:writing-mode="lr-tb"/>
    </style:style>
    <style:style style:name="Таблица19.A" style:family="table-column">
      <style:table-column-properties style:column-width="6.9639in"/>
    </style:style>
    <style:style style:name="Таблица19.1" style:family="table-row">
      <style:table-row-properties style:min-row-height="0.3431in" style:keep-together="true" fo:keep-together="auto"/>
    </style:style>
    <style:style style:name="Таблица1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9.2" style:family="table-row">
      <style:table-row-properties style:min-row-height="0.4806in" style:keep-together="true" fo:keep-together="auto"/>
    </style:style>
    <style:style style:name="Таблица19.3" style:family="table-row">
      <style:table-row-properties style:min-row-height="0.5306in" style:keep-together="true" fo:keep-together="auto"/>
    </style:style>
    <style:style style:name="Таблица19.4" style:family="table-row">
      <style:table-row-properties style:min-row-height="0.3806in" style:keep-together="true" fo:keep-together="auto"/>
    </style:style>
    <style:style style:name="Таблица19.6" style:family="table-row">
      <style:table-row-properties style:min-row-height="0.4306in" style:keep-together="true" fo:keep-together="auto"/>
    </style:style>
    <style:style style:name="Таблица19.7" style:family="table-row">
      <style:table-row-properties style:min-row-height="0.3681in" style:keep-together="true" fo:keep-together="auto"/>
    </style:style>
    <style:style style:name="Таблица19.8" style:family="table-row">
      <style:table-row-properties style:keep-together="true" fo:keep-together="auto"/>
    </style:style>
    <style:style style:name="Таблица20" style:family="table">
      <style:table-properties style:width="7.0007in" fo:margin-left="-0.434in" table:align="left" style:writing-mode="lr-tb"/>
    </style:style>
    <style:style style:name="Таблица20.A" style:family="table-column">
      <style:table-column-properties style:column-width="7.0007in"/>
    </style:style>
    <style:style style:name="Таблица20.1" style:family="table-row">
      <style:table-row-properties style:min-row-height="0.5743in" style:keep-together="true" fo:keep-together="auto"/>
    </style:style>
    <style:style style:name="Таблица2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0.2" style:family="table-row">
      <style:table-row-properties style:min-row-height="0.5681in" style:keep-together="true" fo:keep-together="auto"/>
    </style:style>
    <style:style style:name="Таблица20.3" style:family="table-row">
      <style:table-row-properties style:min-row-height="0.3743in" style:keep-together="true" fo:keep-together="auto"/>
    </style:style>
    <style:style style:name="Таблица20.4" style:family="table-row">
      <style:table-row-properties style:min-row-height="0.5993in" style:keep-together="true" fo:keep-together="auto"/>
    </style:style>
    <style:style style:name="Таблица21" style:family="table">
      <style:table-properties style:width="6.9639in" fo:margin-left="-0.3972in" table:align="left" style:writing-mode="lr-tb"/>
    </style:style>
    <style:style style:name="Таблица21.A" style:family="table-column">
      <style:table-column-properties style:column-width="6.9639in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2" style:family="table">
      <style:table-properties style:width="6.9722in" fo:margin-left="-0.3972in" table:align="left" style:writing-mode="lr-tb"/>
    </style:style>
    <style:style style:name="Таблица22.A" style:family="table-column">
      <style:table-column-properties style:column-width="1.9799in"/>
    </style:style>
    <style:style style:name="Таблица22.B" style:family="table-column">
      <style:table-column-properties style:column-width="1.6618in"/>
    </style:style>
    <style:style style:name="Таблица22.D" style:family="table-column">
      <style:table-column-properties style:column-width="1.6688in"/>
    </style:style>
    <style:style style:name="Таблица22.1" style:family="table-row">
      <style:table-row-properties style:min-row-height="0.2868in" style:keep-together="true" fo:keep-together="auto"/>
    </style:style>
    <style:style style:name="Таблица2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2.2" style:family="table-row">
      <style:table-row-properties style:min-row-height="0.2743in" style:keep-together="true" fo:keep-together="auto"/>
    </style:style>
    <style:style style:name="Таблица23" style:family="table">
      <style:table-properties style:width="6.9639in" fo:margin-left="-0.3972in" table:align="left" style:writing-mode="lr-tb"/>
    </style:style>
    <style:style style:name="Таблица23.A" style:family="table-column">
      <style:table-column-properties style:column-width="6.9639in"/>
    </style:style>
    <style:style style:name="Таблица23.1" style:family="table-row">
      <style:table-row-properties style:min-row-height="0.3431in" style:keep-together="true" fo:keep-together="auto"/>
    </style:style>
    <style:style style:name="Таблица2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3.2" style:family="table-row">
      <style:table-row-properties style:min-row-height="0.3743in" style:keep-together="true" fo:keep-together="auto"/>
    </style:style>
    <style:style style:name="Таблица23.3" style:family="table-row">
      <style:table-row-properties style:min-row-height="0.3243in" style:keep-together="true" fo:keep-together="auto"/>
    </style:style>
    <style:style style:name="Таблица23.4" style:family="table-row">
      <style:table-row-properties style:min-row-height="0.3806in" style:keep-together="true" fo:keep-together="auto"/>
    </style:style>
    <style:style style:name="Таблица23.6" style:family="table-row">
      <style:table-row-properties style:min-row-height="0.4306in" style:keep-together="true" fo:keep-together="auto"/>
    </style:style>
    <style:style style:name="Таблица23.7" style:family="table-row">
      <style:table-row-properties style:min-row-height="0.3681in" style:keep-together="true" fo:keep-together="auto"/>
    </style:style>
    <style:style style:name="Таблица23.8" style:family="table-row">
      <style:table-row-properties style:keep-together="true" fo:keep-together="auto"/>
    </style:style>
    <style:style style:name="Таблица24" style:family="table">
      <style:table-properties style:width="7.0007in" fo:margin-left="-0.434in" table:align="left" style:writing-mode="lr-tb"/>
    </style:style>
    <style:style style:name="Таблица24.A" style:family="table-column">
      <style:table-column-properties style:column-width="7.0007in"/>
    </style:style>
    <style:style style:name="Таблица24.1" style:family="table-row">
      <style:table-row-properties style:min-row-height="0.5931in" style:keep-together="true" fo:keep-together="auto"/>
    </style:style>
    <style:style style:name="Таблица2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4.2" style:family="table-row">
      <style:table-row-properties style:min-row-height="0.4556in" style:keep-together="true" fo:keep-together="auto"/>
    </style:style>
    <style:style style:name="Таблица24.3" style:family="table-row">
      <style:table-row-properties style:min-row-height="0.6306in" style:keep-together="true" fo:keep-together="auto"/>
    </style:style>
    <style:style style:name="Таблица24.4" style:family="table-row">
      <style:table-row-properties style:min-row-height="0.4618in" style:keep-together="true" fo:keep-together="auto"/>
    </style:style>
    <style:style style:name="P1" style:family="paragraph" style:parent-style-name="Standard">
      <style:text-properties style:font-name="Times New Roman" fo:font-weight="bold" style:font-weight-asian="bold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en" fo:country="US" fo:font-weight="bold" style:font-weight-asian="bold" style:font-name-complex="Times New Roman"/>
    </style:style>
    <style:style style:name="P3" style:family="paragraph" style:parent-style-name="Standard">
      <style:text-properties style:font-name="Times New Roman" fo:language="en" fo:country="US" style:font-name-complex="Times New Roman"/>
    </style:style>
    <style:style style:name="P4" style:family="paragraph" style:parent-style-name="Standard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text-properties style:font-name="Times New Roman" style:font-name-complex="Times New Roman"/>
    </style:style>
    <style:style style:name="P9" style:family="paragraph" style:parent-style-name="Standard">
      <style:text-properties style:font-name="Times New Roman" fo:language="ru" fo:country="RU" style:font-name-complex="Times New Roman"/>
    </style:style>
    <style:style style:name="P10" style:family="paragraph" style:parent-style-name="Standard">
      <style:text-properties fo:color="#000000" style:font-name="Times New Roman" fo:language="en" fo:country="US" style:font-name-complex="Times New Roman"/>
    </style:style>
    <style:style style:name="P11" style:family="paragraph" style:parent-style-name="Standard">
      <style:paragraph-properties fo:margin-top="0in" fo:margin-bottom="0in" fo:line-height="100%"/>
    </style:style>
    <style:style style:name="P12" style:family="paragraph" style:parent-style-name="Standard">
      <style:paragraph-properties fo:margin-top="0in" fo:margin-bottom="0in" fo:line-height="100%"/>
      <style:text-properties style:font-name="Times New Roman" fo:language="en" fo:country="US" fo:font-weight="bold" style:font-weight-asian="bold" style:font-name-complex="Times New Roman"/>
    </style:style>
    <style:style style:name="P13" style:family="paragraph" style:parent-style-name="Standard">
      <style:paragraph-properties fo:margin-top="0in" fo:margin-bottom="0in" fo:line-height="100%"/>
      <style:text-properties style:font-name="Times New Roman" fo:language="en" fo:country="US" style:font-name-complex="Times New Roman"/>
    </style:style>
    <style:style style:name="P14" style:family="paragraph" style:parent-style-name="Standard">
      <style:paragraph-properties fo:margin-top="0in" fo:margin-bottom="0in" fo:line-height="100%"/>
      <style:text-properties style:font-name="Times New Roman" fo:language="en" fo:country="US" style:language-asian="en" style:country-asian="US" style:font-name-complex="Times New Roman"/>
    </style:style>
    <style:style style:name="P15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16" style:family="paragraph" style:parent-style-name="Standard">
      <style:paragraph-properties fo:margin-top="0in" fo:margin-bottom="0in" fo:line-height="100%"/>
      <style:text-properties fo:color="#000000" style:font-name="Times New Roman" fo:language="en" fo:country="US" style:font-name-complex="Times New Roman"/>
    </style:style>
    <style:style style:name="P17" style:family="paragraph" style:parent-style-name="Standard">
      <style:paragraph-properties fo:margin-top="0in" fo:margin-bottom="0in" fo:line-height="100%"/>
      <style:text-properties fo:color="#000000" style:font-name="Times New Roman" fo:language="en" fo:country="US" fo:background-color="#ffffff" style:font-name-complex="Times New Roman" style:font-style-complex="italic"/>
    </style:style>
    <style:style style:name="P18" style:family="paragraph" style:parent-style-name="Standard">
      <style:paragraph-properties fo:margin-top="0in" fo:margin-bottom="0.052in" style:line-height-at-least="0.25in" fo:background-color="#ffffff">
        <style:background-image/>
      </style:paragraph-properties>
    </style:style>
    <style:style style:name="P19" style:family="paragraph" style:parent-style-name="Standard">
      <style:paragraph-properties fo:margin-top="0in" fo:margin-bottom="0.052in" style:line-height-at-least="0.25in" fo:background-color="#ffffff">
        <style:background-image/>
      </style:paragraph-properties>
      <style:text-properties fo:color="#000000" style:font-name="Times New Roman" fo:language="en" fo:country="US" style:font-name-complex="Times New Roman"/>
    </style:style>
    <style:style style:name="P20" style:family="paragraph" style:parent-style-name="Heading_20_1">
      <style:paragraph-properties fo:margin-top="0in" fo:margin-bottom="0in"/>
      <style:text-properties fo:color="#000000" fo:font-size="11pt" fo:font-weight="normal" style:letter-kerning="true" style:font-size-asian="11pt" style:language-asian="ru" style:country-asian="RU" style:font-weight-asian="normal" style:font-size-complex="11pt" style:font-weight-complex="normal"/>
    </style:style>
    <style:style style:name="P21" style:family="paragraph" style:parent-style-name="Standard" style:master-page-name="Standard">
      <style:paragraph-properties style:page-number="auto"/>
      <style:text-properties style:font-name="Times New Roman" fo:language="en" fo:country="US" fo:font-weight="bold" style:font-weight-asian="bold" style:font-name-complex="Times New Roman"/>
    </style:style>
    <style:style style:name="P22" style:family="paragraph" style:parent-style-name="Standard" style:list-style-name="L1">
      <style:text-properties style:font-name="Times New Roman" fo:language="en" fo:country="US" style:font-name-complex="Times New Roman"/>
    </style:style>
    <style:style style:name="P23" style:family="paragraph" style:parent-style-name="Standard" style:list-style-name="L2">
      <style:text-properties style:font-name="Times New Roman" fo:language="en" fo:country="US" style:font-name-complex="Times New Roman"/>
    </style:style>
    <style:style style:name="P24" style:family="paragraph" style:parent-style-name="Standard" style:list-style-name="L3">
      <style:text-properties style:font-name="Times New Roman" fo:language="en" fo:country="US" style:font-name-complex="Times New Roman"/>
    </style:style>
    <style:style style:name="P25" style:family="paragraph" style:parent-style-name="Standard">
      <style:paragraph-properties fo:text-align="center" style:justify-single-word="false"/>
      <style:text-properties style:font-name="Times New Roman" fo:language="en" fo:country="US" fo:font-weight="bold" style:font-weight-asian="bold" style:font-name-complex="Times New Roman"/>
    </style:style>
    <style:style style:name="P26" style:family="paragraph" style:parent-style-name="Standard" style:list-style-name="L4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style:font-name="Times New Roman" fo:language="en" fo:country="US" fo:font-weight="bold" style:font-weight-asian="bold" style:font-name-complex="Times New Roman"/>
    </style:style>
    <style:style style:name="T2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"/>
    </style:style>
    <style:style style:name="T3" style:family="text">
      <style:text-properties style:font-name="Times New Roman" fo:language="en" fo:country="US" fo:font-style="italic" fo:font-weight="bold" style:font-style-asian="italic" style:font-weight-asian="bold" style:font-name-complex="Times New Roman"/>
    </style:style>
    <style:style style:name="T4" style:family="text">
      <style:text-properties style:font-name="Times New Roman" fo:language="en" fo:country="US" fo:font-style="italic" style:font-style-asian="italic" style:font-name-complex="Times New Roman"/>
    </style:style>
    <style:style style:name="T5" style:family="text">
      <style:text-properties style:font-name="Times New Roman" fo:language="en" fo:country="US" style:font-name-complex="Times New Roman"/>
    </style:style>
    <style:style style:name="T6" style:family="text">
      <style:text-properties style:font-name="Times New Roman" fo:language="en" fo:country="US" style:language-asian="en" style:country-asian="US" style:font-name-complex="Times New Roman"/>
    </style:style>
    <style:style style:name="T7" style:family="text">
      <style:text-properties style:font-name="Times New Roman" fo:font-style="italic" style:font-style-asian="italic" style:font-name-complex="Times New Roman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10" style:family="text">
      <style:text-properties fo:language="en" fo:country="US"/>
    </style:style>
    <style:style style:name="T11" style:family="text">
      <style:text-properties fo:color="#000000" style:font-name="Times New Roman" fo:language="en" fo:country="US" fo:font-style="italic" style:text-underline-style="solid" style:text-underline-width="auto" style:text-underline-color="font-color" fo:font-weight="bold" fo:background-color="#ffffff" style:font-style-asian="italic" style:font-weight-asian="bold" style:font-name-complex="Times New Roman" style:font-style-complex="italic"/>
    </style:style>
    <style:style style:name="T12" style:family="text">
      <style:text-properties fo:color="#000000" style:font-name="Times New Roman" fo:language="en" fo:country="US" style:font-name-complex="Times New Roman"/>
    </style:style>
    <style:style style:name="T13" style:family="text">
      <style:text-properties fo:color="#000000" style:font-name="Times New Roman" fo:language="en" fo:country="US" fo:background-color="#ffffff" style:font-name-complex="Times New Roman" style:font-style-complex="italic"/>
    </style:style>
    <style:style style:name="T14" style:family="text">
      <style:text-properties fo:color="#000000" style:font-name="Times New Roman" fo:language="en" fo:country="US" style:text-underline-style="solid" style:text-underline-width="auto" style:text-underline-color="font-color" fo:font-weight="bold" fo:background-color="#ffffff" style:font-weight-asian="bold" style:font-name-complex="Times New Roman" style:font-style-complex="italic"/>
    </style:style>
    <style:style style:name="T15" style:family="text">
      <style:text-properties fo:color="#0970ac" style:font-name="Times New Roman" fo:language="en" fo:country="US" fo:background-color="#f5f5f5" style:language-asian="en" style:country-asian="US" style:font-name-complex="Times New Roman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avInt_vocab_6</text:p>
      <text:p text:style-name="P5">In control?</text:p>
      <text:p text:style-name="P6">6.1 Man and machine</text:p>
      <text:p text:style-name="P4">6.1.1 Find the equivalents of the following words and phrases.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2">CB, ex. 2, p. 56</text:p>
          </table:table-cell>
        </table:table-row>
        <table:table-row table:style-name="Таблица1.1">
          <table:table-cell table:style-name="Таблица1.A1" office:value-type="string">
            <text:p text:style-name="P15">Тормозить <text:span text:style-name="T10">brake</text:span></text:p>
          </table:table-cell>
        </table:table-row>
        <table:table-row table:style-name="Таблица1.1">
          <table:table-cell table:style-name="Таблица1.A1" office:value-type="string">
            <text:p text:style-name="P15">дорожная полоса <text:span text:style-name="T10">lane</text:span></text:p>
          </table:table-cell>
        </table:table-row>
        <table:table-row table:style-name="Таблица1.1">
          <table:table-cell table:style-name="Таблица1.A1" office:value-type="string">
            <text:p text:style-name="P15">скоростное шоссе <text:span text:style-name="T10">motorway</text:span></text:p>
          </table:table-cell>
        </table:table-row>
        <table:table-row table:style-name="Таблица1.1">
          <table:table-cell table:style-name="Таблица1.A1" office:value-type="string">
            <text:p text:style-name="P15">парковать машину <text:span text:style-name="T10">park</text:span></text:p>
          </table:table-cell>
        </table:table-row>
        <table:table-row table:style-name="Таблица1.1">
          <table:table-cell table:style-name="Таблица1.A1" office:value-type="string">
            <text:p text:style-name="P15">Руль <text:span text:style-name="T10">steering wheel</text:span></text:p>
          </table:table-cell>
        </table:table-row>
        <table:table-row table:style-name="Таблица1.1">
          <table:table-cell table:style-name="Таблица1.A1" office:value-type="string">
            <text:p text:style-name="P15">дорожное происшествие <text:span text:style-name="T10">road accident</text:span></text:p>
          </table:table-cell>
        </table:table-row>
        <table:table-row table:style-name="Таблица1.1">
          <table:table-cell table:style-name="Таблица1.A1" office:value-type="string">
            <text:p text:style-name="P15">Раненый <text:span text:style-name="T10">injured</text:span></text:p>
          </table:table-cell>
        </table:table-row>
        <table:table-row table:style-name="Таблица1.1">
          <table:table-cell table:style-name="Таблица1.A1" office:value-type="string">
            <text:p text:style-name="P15">Перекресток <text:span text:style-name="T10">junction</text:span></text:p>
          </table:table-cell>
        </table:table-row>
        <table:table-row table:style-name="Таблица1.1">
          <table:table-cell table:style-name="Таблица1.A1" office:value-type="string">
            <text:p text:style-name="P15">Обгонять <text:span text:style-name="T10">overtake</text:span></text:p>
          </table:table-cell>
        </table:table-row>
        <table:table-row table:style-name="Таблица1.1">
          <table:table-cell table:style-name="Таблица1.A1" office:value-type="string">
            <text:p text:style-name="P15">ограничение скорости <text:span text:style-name="T10">speed limit</text:span></text:p>
          </table:table-cell>
        </table:table-row>
        <table:table-row table:style-name="Таблица1.1">
          <table:table-cell table:style-name="Таблица1.A1" office:value-type="string">
            <text:p text:style-name="P15">Светофор <text:span text:style-name="T10">traffic lights</text:span></text:p>
          </table:table-cell>
        </table:table-row>
        <table:table-row table:style-name="Таблица1.1">
          <table:table-cell table:style-name="Таблица1.A1" office:value-type="string">
            <text:p text:style-name="P15">дорожная пробка <text:span text:style-name="T10">traffic jam</text:span></text:p>
          </table:table-cell>
        </table:table-row>
        <table:table-row table:style-name="Таблица1.1">
          <table:table-cell table:style-name="Таблица1.A1" office:value-type="string">
            <text:p text:style-name="P15">нажать кнопку <text:span text:style-name="T10">press a button</text:span></text:p>
          </table:table-cell>
        </table:table-row>
        <table:table-row table:style-name="Таблица1.1">
          <table:table-cell table:style-name="Таблица1.A1" office:value-type="string">
            <text:p text:style-name="P15">Соскользнуть <text:span text:style-name="T10">slip</text:span></text:p>
          </table:table-cell>
        </table:table-row>
        <table:table-row table:style-name="Таблица1.1">
          <table:table-cell table:style-name="Таблица1.A1" office:value-type="string">
            <text:p text:style-name="P15">широкополосный интернет <text:span text:style-name="T10">broadband</text:span></text:p>
          </table:table-cell>
        </table:table-row>
        <table:table-row table:style-name="Таблица1.1">
          <table:table-cell table:style-name="Таблица1.A1" office:value-type="string">
            <text:p text:style-name="P15">придерживаться ч-л <text:span text:style-name="T10">stick to smth</text:span></text:p>
          </table:table-cell>
        </table:table-row>
        <table:table-row table:style-name="Таблица1.1">
          <table:table-cell table:style-name="Таблица1.A1" office:value-type="string">
            <text:p text:style-name="P12">CB, ex. 3, p. 56</text:p>
          </table:table-cell>
        </table:table-row>
        <table:table-row table:style-name="Таблица1.1">
          <table:table-cell table:style-name="Таблица1.A1" office:value-type="string">
            <text:p text:style-name="P15">извлекать выгоду из ч-л <text:span text:style-name="T10">benefit from smth</text:span></text:p>
          </table:table-cell>
        </table:table-row>
        <table:table-row table:style-name="Таблица1.1">
          <table:table-cell table:style-name="Таблица1.A1" office:value-type="string">
            <text:p text:style-name="P15">доверять к-л свою жизнь <text:span text:style-name="T10">trust smb with one's life</text:span></text:p>
          </table:table-cell>
        </table:table-row>
        <table:table-row table:style-name="Таблица1.1">
          <table:table-cell table:style-name="Таблица1.A1" office:value-type="string">
            <text:p text:style-name="P12">CB, ex. 4, p. 57</text:p>
          </table:table-cell>
        </table:table-row>
        <table:table-row table:style-name="Таблица1.1">
          <table:table-cell table:style-name="Таблица1.A1" office:value-type="string">
            <text:p text:style-name="P15">ездить ежедневно на работу из пригорода и обратно <text:span text:style-name="T10">commute</text:span></text:p>
          </table:table-cell>
        </table:table-row>
        <table:table-row table:style-name="Таблица1.1">
          <table:table-cell table:style-name="Таблица1.A1" office:value-type="string">
            <text:p text:style-name="P15">ремень безопасности <text:span text:style-name="T10">seat belt</text:span></text:p>
          </table:table-cell>
        </table:table-row>
        <table:table-row table:style-name="Таблица1.1">
          <table:table-cell table:style-name="Таблица1.A1" office:value-type="string">
            <text:p text:style-name="P15">Слепой <text:span text:style-name="T10">blind</text:span></text:p>
          </table:table-cell>
        </table:table-row>
        <table:table-row table:style-name="Таблица1.1">
          <table:table-cell table:style-name="Таблица1.A1" office:value-type="string">
            <text:p text:style-name="P15">Инвалид <text:span text:style-name="T10">physically disabled</text:span></text:p>
          </table:table-cell>
        </table:table-row>
        <table:table-row table:style-name="Таблица1.1">
          <table:table-cell table:style-name="Таблица1.A1" office:value-type="string">
            <text:p text:style-name="P15">Увечье <text:span text:style-name="T10">disability</text:span></text:p>
          </table:table-cell>
        </table:table-row>
        <table:table-row table:style-name="Таблица1.1">
          <table:table-cell table:style-name="Таблица1.A1" office:value-type="string">
            <text:p text:style-name="P15">Зрение <text:span text:style-name="T10">eyesight</text:span></text:p>
          </table:table-cell>
        </table:table-row>
        <table:table-row table:style-name="Таблица1.1">
          <table:table-cell table:style-name="Таблица1.A1" office:value-type="string">
            <text:p text:style-name="P15">утратить уверенность в ч-л <text:span text:style-name="T10">lose confidence in smth</text:span></text:p>
          </table:table-cell>
        </table:table-row>
        <table:table-row table:style-name="Таблица1.1">
          <table:table-cell table:style-name="Таблица1.A1" office:value-type="string">
            <text:p text:style-name="P12">CB, ex. 6, p. 57</text:p>
          </table:table-cell>
        </table:table-row>
        <table:table-row table:style-name="Таблица1.1">
          <table:table-cell table:style-name="Таблица1.A1" office:value-type="string">
            <text:p text:style-name="P15">Обслуживать <text:span text:style-name="T10">serve</text:span></text:p>
          </table:table-cell>
        </table:table-row>
        <table:table-row table:style-name="Таблица1.1">
          <table:table-cell table:style-name="Таблица1.A1" office:value-type="string">
            <text:p text:style-name="P15">показать дорогу к-л <text:span text:style-name="T10">give sb directions</text:span></text:p>
          </table:table-cell>
        </table:table-row>
        <table:table-row table:style-name="Таблица1.1">
          <table:table-cell table:style-name="Таблица1.A1" office:value-type="string">
            <text:p text:style-name="P15">Доставлять <text:span text:style-name="T10">deliver</text:span></text:p>
          </table:table-cell>
        </table:table-row>
        <table:table-row table:style-name="Таблица1.1">
          <table:table-cell table:style-name="Таблица1.A1" office:value-type="string">
            <text:p text:style-name="P15">команда корабля, экипаж <text:span text:style-name="T10">crew</text:span></text:p>
          </table:table-cell>
        </table:table-row>
        <table:table-row table:style-name="Таблица1.1">
          <table:table-cell table:style-name="Таблица1.A1" office:value-type="string">
            <text:p text:style-name="P15">сдельная (почасовая, понедельная и т.п.) зарплата <text:span text:style-name="T10">wages</text:span></text:p>
          </table:table-cell>
        </table:table-row>
      </table:table>
      <text:p text:style-name="Standard"><text:span text:style-name="T2">6.1.2 </text:span><text:span text:style-name="T11">Fill in the gaps with a proper preposition/particle where necessary: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0">1. It's impossible to discuss anything important with Simon. He never sticks _to_ the point. </text:p>
          </table:table-cell>
        </table:table-row>
        <table:table-row table:style-name="Таблица2.2">
          <table:table-cell table:style-name="Таблица2.A1" office:value-type="string">
            <text:p text:style-name="P10">2. Our company will certainly benefit _from__ international cooperation.</text:p>
          </table:table-cell>
        </table:table-row>
        <table:table-row table:style-name="Таблица2.3">
          <table:table-cell table:style-name="Таблица2.A1" office:value-type="string">
            <text:p text:style-name="Standard"><text:span text:style-name="T13">3. </text:span><text:span text:style-name="T15">I</text:span><text:span text:style-name="T12">'ve surrounded myself with the best people I know, people I could literally trust _with__my life.</text:span></text:p>
          </table:table-cell>
        </table:table-row>
        <table:table-row table:style-name="Таблица2.3">
          <table:table-cell table:style-name="Таблица2.A1" office:value-type="string">
            <text:h text:style-name="P20" text:outline-level="1">4. Why do you lose confidence __in_ your abilities immediately after you begin something?</text:h>
          </table:table-cell>
        </table:table-row>
      </table:table>
      <text:p text:style-name="Standard"><text:span text:style-name="T2">6.1.3 </text:span><text:span text:style-name="T11">Fill in the gaps with the words from the table in the appropriate form.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row table:style-name="Таблица3.1"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D1" office:value-type="string">
            <text:p text:style-name="P8"/>
          </table:table-cell>
        </table:table-row>
        <text:soft-page-break/>
        <table:table-row table:style-name="Таблица3.2"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D1" office:value-type="string">
            <text:p text:style-name="P8"/>
          </table:table-cell>
        </table:table-row>
      </table:table>
      <text:p text:style-name="P1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Standard"><text:span text:style-name="T12">1. The </text:span><text:a xlink:type="simple" xlink:href="https://dictionary.cambridge.org/ru/словарь/английский/razor" text:style-name="Internet_20_link" text:visited-style-name="Visited_20_Internet_20_Link">razor</text:a><text:span text:style-name="T12"> __slips_ <text:s/>while he was </text:span><text:a xlink:type="simple" xlink:href="https://dictionary.cambridge.org/ru/словарь/английский/shaving" text:style-name="Internet_20_link" text:visited-style-name="Visited_20_Internet_20_Link">shaving</text:a><text:span text:style-name="T12"> and he </text:span><text:a xlink:type="simple" xlink:href="https://dictionary.cambridge.org/ru/словарь/английский/cut" text:style-name="Internet_20_link" text:visited-style-name="Visited_20_Internet_20_Link">cut</text:a><text:span text:style-name="T12"> himself</text:span></text:p>
          </table:table-cell>
        </table:table-row>
        <table:table-row table:style-name="Таблица4.1">
          <table:table-cell table:style-name="Таблица4.A1" office:value-type="string">
            <text:p text:style-name="Standard"><text:span text:style-name="T12">2. I </text:span><text:a xlink:type="simple" xlink:href="https://dictionary.cambridge.org/ru/словарь/английский/find" text:style-name="Internet_20_link" text:visited-style-name="Visited_20_Internet_20_Link">find</text:a><text:span text:style-name="T12"> </text:span><text:a xlink:type="simple" xlink:href="https://dictionary.cambridge.org/ru/словарь/английский/driving" text:style-name="Internet_20_link" text:visited-style-name="Visited_20_Internet_20_Link">driving</text:a><text:span text:style-name="T12"> in the </text:span><text:a xlink:type="simple" xlink:href="https://dictionary.cambridge.org/ru/словарь/английский/fast" text:style-name="Internet_20_link" text:visited-style-name="Visited_20_Internet_20_Link">fast</text:a><text:span text:style-name="T12"> _lane__ very </text:span><text:a xlink:type="simple" xlink:href="https://dictionary.cambridge.org/ru/словарь/английский/stress" text:style-name="Internet_20_link" text:visited-style-name="Visited_20_Internet_20_Link">stressful</text:a><text:span text:style-name="T12">.</text:span></text:p>
          </table:table-cell>
        </table:table-row>
        <table:table-row table:style-name="Таблица4.3">
          <table:table-cell table:style-name="Таблица4.A1" office:value-type="string">
            <text:p text:style-name="Standard"><text:span text:style-name="T12">3. Debbie </text:span><text:a xlink:type="simple" xlink:href="https://dictionary.cambridge.org/ru/словарь/английский/works" text:style-name="Internet_20_link" text:visited-style-name="Visited_20_Internet_20_Link">works</text:a><text:span text:style-name="T12"> for an </text:span><text:a xlink:type="simple" xlink:href="https://dictionary.cambridge.org/ru/словарь/английский/investment" text:style-name="Internet_20_link" text:visited-style-name="Visited_20_Internet_20_Link">investment</text:a><text:span text:style-name="T12"> </text:span><text:a xlink:type="simple" xlink:href="https://dictionary.cambridge.org/ru/словарь/английский/bank" text:style-name="Internet_20_link" text:visited-style-name="Visited_20_Internet_20_Link">bank</text:a><text:span text:style-name="T12"> and is </text:span><text:a xlink:type="simple" xlink:href="https://dictionary.cambridge.org/ru/словарь/английский/presently" text:style-name="Internet_20_link" text:visited-style-name="Visited_20_Internet_20_Link">presently</text:a><text:span text:style-name="T12"> _commute__ between </text:span><text:a xlink:type="simple" xlink:href="https://dictionary.cambridge.org/ru/словарь/английский/paris" text:style-name="Internet_20_link" text:visited-style-name="Visited_20_Internet_20_Link">Paris</text:a><text:span text:style-name="T12"> and Luxemburg.</text:span></text:p>
          </table:table-cell>
        </table:table-row>
        <table:table-row table:style-name="Таблица4.1">
          <table:table-cell table:style-name="Таблица4.A1" office:value-type="string">
            <text:p text:style-name="Standard"><text:span text:style-name="T12">4.  He </text:span><text:a xlink:type="simple" xlink:href="https://dictionary.cambridge.org/ru/словарь/английский/drive" text:style-name="Internet_20_link" text:visited-style-name="Visited_20_Internet_20_Link">drive</text:a><text:span text:style-name="T12">s very </text:span><text:a xlink:type="simple" xlink:href="https://dictionary.cambridge.org/ru/словарь/английский/fast" text:style-name="Internet_20_link" text:visited-style-name="Visited_20_Internet_20_Link">fast</text:a><text:span text:style-name="T12"> and __break__ hard at <text:s/>the last </text:span><text:a xlink:type="simple" xlink:href="https://dictionary.cambridge.org/ru/словарь/английский/minute" text:style-name="Internet_20_link" text:visited-style-name="Visited_20_Internet_20_Link">minute</text:a><text:span text:style-name="T12">.</text:span></text:p>
          </table:table-cell>
        </table:table-row>
        <table:table-row table:style-name="Таблица4.5">
          <table:table-cell table:style-name="Таблица4.A1" office:value-type="string">
            <text:p text:style-name="Standard"><text:span text:style-name="T12">5. Always </text:span><text:a xlink:type="simple" xlink:href="https://dictionary.cambridge.org/ru/словарь/английский/check" text:style-name="Internet_20_link" text:visited-style-name="Visited_20_Internet_20_Link">check</text:a><text:span text:style-name="T12"> your </text:span><text:a xlink:type="simple" xlink:href="https://dictionary.cambridge.org/ru/словарь/английский/view" text:style-name="Internet_20_link" text:visited-style-name="Visited_20_Internet_20_Link">view</text:a><text:span text:style-name="T12"> </text:span><text:a xlink:type="simple" xlink:href="https://dictionary.cambridge.org/ru/словарь/английский/mirror" text:style-name="Internet_20_link" text:visited-style-name="Visited_20_Internet_20_Link">mirror</text:a><text:span text:style-name="T12"> before you _overtake__ another car.</text:span></text:p>
          </table:table-cell>
        </table:table-row>
        <table:table-row table:style-name="Таблица4.6">
          <table:table-cell table:style-name="Таблица4.A1" office:value-type="string">
            <text:p text:style-name="Standard"><text:span text:style-name="T12">6. The </text:span><text:a xlink:type="simple" xlink:href="https://dictionary.cambridge.org/ru/словарь/английский/shopping" text:style-name="Internet_20_link" text:visited-style-name="Visited_20_Internet_20_Link">shopping</text:a><text:span text:style-name="T12"> </text:span><text:a xlink:type="simple" xlink:href="https://dictionary.cambridge.org/ru/словарь/английский/center" text:style-name="Internet_20_link" text:visited-style-name="Visited_20_Internet_20_Link">center</text:a><text:span text:style-name="T12"> is near the _junction___ of the New </text:span><text:a xlink:type="simple" xlink:href="https://dictionary.cambridge.org/ru/словарь/английский/jersey" text:style-name="Internet_20_link" text:visited-style-name="Visited_20_Internet_20_Link">Jersey</text:a><text:span text:style-name="T12"> Turnpike and Garden </text:span><text:a xlink:type="simple" xlink:href="https://dictionary.cambridge.org/ru/словарь/английский/state-department" text:style-name="Internet_20_link" text:visited-style-name="Visited_20_Internet_20_Link">State</text:a><text:span text:style-name="T12"> Parkway.</text:span></text:p>
          </table:table-cell>
        </table:table-row>
        <table:table-row table:style-name="Таблица4.7">
          <table:table-cell table:style-name="Таблица4.A1" office:value-type="string">
            <text:p text:style-name="Standard"><text:span text:style-name="T12">7. Starbucks has </text:span><text:a xlink:type="simple" xlink:href="https://dictionary.cambridge.org/ru/словарь/английский/enter" text:style-name="Internet_20_link" text:visited-style-name="Visited_20_Internet_20_Link">entered</text:a><text:span text:style-name="T12"> </text:span><text:a xlink:type="simple" xlink:href="https://dictionary.cambridge.org/ru/словарь/английский/deal" text:style-name="Internet_20_link" text:visited-style-name="Visited_20_Internet_20_Link">deals</text:a><text:span text:style-name="T12"> that will </text:span><text:a xlink:type="simple" xlink:href="https://dictionary.cambridge.org/ru/словарь/английский/deliver" text:style-name="Internet_20_link" text:visited-style-name="Visited_20_Internet_20_Link">deliver</text:a><text:span text:style-name="T12"> wireless  _broadband__ </text:span><text:a xlink:type="simple" xlink:href="https://dictionary.cambridge.org/ru/словарь/английский/access" text:style-name="Internet_20_link" text:visited-style-name="Visited_20_Internet_20_Link">access</text:a><text:span text:style-name="T12"> in </text:span><text:a xlink:type="simple" xlink:href="https://dictionary.cambridge.org/ru/словарь/английский/its" text:style-name="Internet_20_link" text:visited-style-name="Visited_20_Internet_20_Link">its</text:a><text:span text:style-name="T12"> </text:span><text:a xlink:type="simple" xlink:href="https://dictionary.cambridge.org/ru/словарь/английский/cafe" text:style-name="Internet_20_link" text:visited-style-name="Visited_20_Internet_20_Link">cafes</text:a><text:span text:style-name="T12">.</text:span></text:p>
          </table:table-cell>
        </table:table-row>
        <table:table-row table:style-name="Таблица4.1">
          <table:table-cell table:style-name="Таблица4.A1" office:value-type="string">
            <text:p text:style-name="Standard"><text:span text:style-name="T12">8. His 15 </text:span><text:a xlink:type="simple" xlink:href="https://dictionary.cambridge.org/ru/словарь/английский/store" text:style-name="Internet_20_link" text:visited-style-name="Visited_20_Internet_20_Link">stores</text:a><text:span text:style-name="T12"> </text:span><text:a xlink:type="simple" xlink:href="https://dictionary.cambridge.org/ru/словарь/английский/employ" text:style-name="Internet_20_link" text:visited-style-name="Visited_20_Internet_20_Link">employ</text:a><text:span text:style-name="T12"> 200 </text:span><text:a xlink:type="simple" xlink:href="https://dictionary.cambridge.org/ru/словарь/английский/worker" text:style-name="Internet_20_link" text:visited-style-name="Visited_20_Internet_20_Link">workers</text:a><text:span text:style-name="T12"> at an </text:span><text:a xlink:type="simple" xlink:href="https://dictionary.cambridge.org/ru/словарь/английский/average" text:style-name="Internet_20_link" text:visited-style-name="Visited_20_Internet_20_Link">average</text:a><text:span text:style-name="T12"> wage__ of $7.40 an </text:span><text:a xlink:type="simple" xlink:href="https://dictionary.cambridge.org/ru/словарь/английский/hour" text:style-name="Internet_20_link" text:visited-style-name="Visited_20_Internet_20_Link">hour</text:a><text:span text:style-name="T12">.</text:span></text:p>
          </table:table-cell>
        </table:table-row>
      </table:table>
      <text:p text:style-name="P1"/>
      <text:p text:style-name="P4">6.1.4 Translate the sentences into English using active vocabulary: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Standard"><text:span text:style-name="T8">1. Новые технологии помогут избежать </text:span><text:span text:style-name="T9">дорожных происшествий</text:span><text:span text:style-name="T8"> на </text:span><text:span text:style-name="T9">перекрестках</text:span><text:span text:style-name="T8"> или при </text:span><text:span text:style-name="T9">обгоне</text:span><text:span text:style-name="T8"> на узких </text:span><text:span text:style-name="T9">дорожных полосах</text:span><text:span text:style-name="T8">.</text:span></text:p>
          </table:table-cell>
        </table:table-row>
        <table:table-row table:style-name="Таблица5.2">
          <table:table-cell table:style-name="Таблица5.A1" office:value-type="string">
            <text:p text:style-name="Standard"><text:span text:style-name="T8">2. Для того, чтобы </text:span><text:span text:style-name="T9">припарковаться</text:span><text:span text:style-name="T8">, нужно просто </text:span><text:span text:style-name="T9">нажать на кнопку</text:span><text:span text:style-name="T8">, и автомобиль сделает все сам.</text:span></text:p>
          </table:table-cell>
        </table:table-row>
        <table:table-row table:style-name="Таблица5.3">
          <table:table-cell table:style-name="Таблица5.A1" office:value-type="string">
            <text:p text:style-name="Standard"><text:span text:style-name="T8">3. Даже </text:span><text:span text:style-name="T9">из ежедневных передвижений на работу и обратно</text:span><text:span text:style-name="T8"> можно </text:span><text:span text:style-name="T9">получить выгоду</text:span><text:span text:style-name="T8">. Например, вы можете потратить время (в электричке) на изучение иностранного языка. </text:span></text:p>
          </table:table-cell>
        </table:table-row>
        <table:table-row table:style-name="Таблица5.1">
          <table:table-cell table:style-name="Таблица5.A1" office:value-type="string">
            <text:p text:style-name="Standard"><text:span text:style-name="T8">4. Мне нужна такая </text:span><text:span text:style-name="T9">команда</text:span><text:span text:style-name="T8">, каждому члену которой я мог бы </text:span><text:span text:style-name="T9">доверить свою жизнь</text:span><text:span text:style-name="T8">. </text:span></text:p>
          </table:table-cell>
        </table:table-row>
        <table:table-row table:style-name="Таблица5.1">
          <table:table-cell table:style-name="Таблица5.A1" office:value-type="string">
            <text:p text:style-name="Standard"><text:span text:style-name="T8">5. Дроны могут </text:span><text:span text:style-name="T9">обслуживать</text:span><text:span text:style-name="T8"> покупателей в магазинах, </text:span><text:span text:style-name="T9">указывая дорогу</text:span><text:span text:style-name="T8"> к нужным товарам (</text:span><text:span text:style-name="T5">stuff</text:span><text:span text:style-name="T8">).</text:span></text:p>
          </table:table-cell>
        </table:table-row>
      </table:table>
      <text:p text:style-name="P3"/>
      <text:p text:style-name="P9">(переведено с помощью переводчика, а то трата времени)</text:p>
      <text:p text:style-name="P3">1. New technology will help avoid traffic accidents at intersections or when overtaking in narrow road lanes.</text:p>
      <text:p text:style-name="P3">2. In order to park, you just need to press a button, and the car will do everything itself.</text:p>
      <text:p text:style-name="P3">3. Even from the daily commute, you can get benefits. For example, you can spend time (in the train) for learning a foreign language. </text:p>
      <text:p text:style-name="P3">4. I need such a team, each member of which I could trust with my life. </text:p>
      <text:list xml:id="list6388874244132394593" text:style-name="L1">
        <text:list-item>
          <text:p text:style-name="P22">Drones can serve customers in stores, pointing the way to the right products (stuff).</text:p>
        </text:list-item>
      </text:list>
      <text:p text:style-name="P3"/>
      <text:p text:style-name="P3"/>
      <text:p text:style-name="P3"/>
      <text:p text:style-name="P3"><text:soft-page-break/>CB:</text:p>
      <text:p text:style-name="P3">ex.1</text:p>
      <text:list xml:id="list7622546958183734684" text:style-name="L2">
        <text:list-item>
          <text:p text:style-name="P23">that</text:p>
        </text:list-item>
        <text:list-item>
          <text:p text:style-name="P23">which</text:p>
        </text:list-item>
        <text:list-item>
          <text:p text:style-name="P23">who</text:p>
        </text:list-item>
        <text:list-item>
          <text:p text:style-name="P23">which</text:p>
        </text:list-item>
        <text:list-item>
          <text:p text:style-name="P23">that</text:p>
        </text:list-item>
        <text:list-item>
          <text:p text:style-name="P23">which</text:p>
        </text:list-item>
        <text:list-item>
          <text:p text:style-name="P23">which</text:p>
        </text:list-item>
        <text:list-item>
          <text:p text:style-name="P23">whose</text:p>
        </text:list-item>
      </text:list>
      <text:p text:style-name="P3">ex.2.</text:p>
      <text:p text:style-name="P3">Defining: 1,2,5</text:p>
      <text:p text:style-name="P3">Non-defining: 3,4,6,7,8</text:p>
      <text:p text:style-name="P3">ex.3</text:p>
      <text:list xml:id="list7923685545291075338" text:style-name="L3">
        <text:list-item>
          <text:p text:style-name="P24">They're building a new factory that will have no humans and only use robots</text:p>
        </text:list-item>
        <text:list-item>
          <text:p text:style-name="P24">What's the name of the scientist who discovered the X-ray?</text:p>
        </text:list-item>
        <text:list-item>
          <text:p text:style-name="P24">You can book an … balloon flight that goes into space</text:p>
        </text:list-item>
        <text:list-item>
          <text:p text:style-name="P24">I've got a new mobile phone that has got a 128GB memory</text:p>
        </text:list-item>
        <text:list-item>
          <text:p text:style-name="P24">I met someone yesterday who knows you</text:p>
        </text:list-item>
        <text:list-item>
          <text:p text:style-name="P24">Is that the girl whose party we went last weekend</text:p>
        </text:list-item>
        <text:list-item>
          <text:p text:style-name="P24">The program that you loaded yesterday isn't working properly</text:p>
        </text:list-item>
      </text:list>
      <text:p text:style-name="P3">ex.4 </text:p>
      <text:p text:style-name="P3">1, 8</text:p>
      <text:p text:style-name="P6">6.2 Controlling the weather</text:p>
      <text:p text:style-name="P4">6.2.1 Find the equivalents of the following words and phrases.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12">CB, ex. 1, p. 58</text:p>
          </table:table-cell>
        </table:table-row>
        <table:table-row table:style-name="Таблица6.1">
          <table:table-cell table:style-name="Таблица6.A1" office:value-type="string">
            <text:p text:style-name="P15">Зерновые<text:span text:style-name="T10"> crop</text:span></text:p>
          </table:table-cell>
        </table:table-row>
        <table:table-row table:style-name="Таблица6.1">
          <table:table-cell table:style-name="Таблица6.A1" office:value-type="string">
            <text:p text:style-name="P15">уменьшение ч-л <text:span text:style-name="T10">decrease in smth</text:span></text:p>
          </table:table-cell>
        </table:table-row>
        <table:table-row table:style-name="Таблица6.1">
          <table:table-cell table:style-name="Таблица6.A1" office:value-type="string">
            <text:p text:style-name="P15">увеличение ч-л <text:span text:style-name="T10">increase in smth</text:span></text:p>
          </table:table-cell>
        </table:table-row>
        <table:table-row table:style-name="Таблица6.1">
          <table:table-cell table:style-name="Таблица6.A1" office:value-type="string">
            <text:p text:style-name="P15">Засуха <text:span text:style-name="T10">drought</text:span></text:p>
          </table:table-cell>
        </table:table-row>
        <table:table-row table:style-name="Таблица6.1">
          <table:table-cell table:style-name="Таблица6.A1" office:value-type="string">
            <text:p text:style-name="P15">Наводнение <text:span text:style-name="T10">flood</text:span></text:p>
          </table:table-cell>
        </table:table-row>
        <table:table-row table:style-name="Таблица6.1">
          <table:table-cell table:style-name="Таблица6.A1" office:value-type="string">
            <text:p text:style-name="P15">тепловая волна <text:span text:style-name="T10">heatwave</text:span></text:p>
          </table:table-cell>
        </table:table-row>
        <table:table-row table:style-name="Таблица6.1">
          <table:table-cell table:style-name="Таблица6.A1" office:value-type="string">
            <text:p text:style-name="P15">Оползень <text:span text:style-name="T10">landslide</text:span></text:p>
          </table:table-cell>
        </table:table-row>
        <table:table-row table:style-name="Таблица6.1">
          <table:table-cell table:style-name="Таблица6.A1" office:value-type="string">
            <text:p text:style-name="P15">недостаток воды <text:span text:style-name="T10">water shortages</text:span></text:p>
          </table:table-cell>
        </table:table-row>
        <table:table-row table:style-name="Таблица6.1">
          <table:table-cell table:style-name="Таблица6.A1" office:value-type="string">
            <text:p text:style-name="P15">следствие ч-л <text:span text:style-name="T10">consequences of smth</text:span>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12">CB, ex. 4 (tracks 6.4 -6.5), p. 59</text:p>
          </table:table-cell>
        </table:table-row>
        <table:table-row table:style-name="Таблица6.1">
          <table:table-cell table:style-name="Таблица6.A1" office:value-type="string">
            <text:p text:style-name="P15">Искусственно <text:span text:style-name="T10">artificially</text:span></text:p>
          </table:table-cell>
        </table:table-row>
        <table:table-row table:style-name="Таблица6.1">
          <table:table-cell table:style-name="Таблица6.A1" office:value-type="string">
            <text:p text:style-name="P15">изучать метод <text:span text:style-name="T10">explore a method</text:span></text:p>
          </table:table-cell>
        </table:table-row>
        <table:table-row table:style-name="Таблица6.1">
          <table:table-cell table:style-name="Таблица6.A1" office:value-type="string">
            <text:p text:style-name="P15">Предотвращать <text:span text:style-name="T10">prevent</text:span></text:p>
          </table:table-cell>
        </table:table-row>
        <table:table-row table:style-name="Таблица6.1">
          <table:table-cell table:style-name="Таблица6.A1" office:value-type="string">
            <text:p text:style-name="P15">химические вещества <text:span text:style-name="T10">chemicals</text:span></text:p>
          </table:table-cell>
        </table:table-row>
        <table:table-row table:style-name="Таблица6.16">
          <table:table-cell table:style-name="Таблица6.A1" office:value-type="string">
            <text:p text:style-name="P15">искусственное образование облаков <text:span text:style-name="T10">cloud seeding</text:span></text:p>
          </table:table-cell>
        </table:table-row>
        <table:table-row table:style-name="Таблица6.1">
          <table:table-cell table:style-name="Таблица6.A1" office:value-type="string">
            <text:p text:style-name="P15">существует опасение <text:span text:style-name="T10">there is some concern</text:span></text:p>
          </table:table-cell>
        </table:table-row>
        <table:table-row table:style-name="Таблица6.1">
          <table:table-cell table:style-name="Таблица6.A1" office:value-type="string">
            <text:p text:style-name="P15">с точки зрения ч-л <text:span text:style-name="T10">in terms of smth</text:span></text:p>
          </table:table-cell>
        </table:table-row>
        <table:table-row table:style-name="Таблица6.1">
          <table:table-cell table:style-name="Таблица6.A1" office:value-type="string">
            <text:p text:style-name="P15">ничто в сравнении с <text:span text:style-name="T10">be nothing compared with smth</text:span></text:p>
          </table:table-cell>
        </table:table-row>
        <table:table-row table:style-name="Таблица6.1">
          <table:table-cell table:style-name="Таблица6.A1" office:value-type="string">
            <text:p text:style-name="P15">Модель <text:span text:style-name="T10">pattern</text:span></text:p>
          </table:table-cell>
        </table:table-row>
      </table:table>
      <text:p text:style-name="P2"/>
      <text:p text:style-name="Standard"><text:span text:style-name="T2">6.2.2 </text:span><text:span text:style-name="T11">Fill in the gaps with a proper preposition/particle where necessary:</text:span>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11"><text:span text:style-name="T12">1. Market mechanisms such as a decrease _in__ gold prices or increase _in__ mercury prices are associated with large costs since they will affect the economic situation</text:span><text:span text:style-name="T6">.</text:span></text:p>
          </table:table-cell>
        </table:table-row>
        <table:table-row table:style-name="Таблица7.2">
          <table:table-cell table:style-name="Таблица7.A1" office:value-type="string">
            <text:p text:style-name="P10">2. He never thinks of consequences _of__ his decisions.</text:p>
          </table:table-cell>
        </table:table-row>
        <table:table-row table:style-name="Таблица7.3">
          <table:table-cell table:style-name="Таблица7.A1" office:value-type="string">
            <text:p text:style-name="P11"><text:span text:style-name="T13">3. </text:span><text:span text:style-name="T12">There's a huge </text:span><text:a xlink:type="simple" xlink:href="https://dictionary.cambridge.org/ru/словарь/английский/public" text:style-name="Internet_20_link" text:visited-style-name="Visited_20_Internet_20_Link">public</text:a><text:span text:style-name="T12"> concern _about__ </text:span><text:a xlink:type="simple" xlink:href="https://dictionary.cambridge.org/ru/словарь/английский/dangerous" text:style-name="Internet_20_link" text:visited-style-name="Visited_20_Internet_20_Link">dangerous</text:a><text:span text:style-name="T12"> </text:span><text:a xlink:type="simple" xlink:href="https://dictionary.cambridge.org/ru/словарь/английский/toxin" text:style-name="Internet_20_link" text:visited-style-name="Visited_20_Internet_20_Link">toxins</text:a><text:span text:style-name="T12"> </text:span><text:a xlink:type="simple" xlink:href="https://dictionary.cambridge.org/ru/словарь/английский/recent" text:style-name="Internet_20_link" text:visited-style-name="Visited_20_Internet_20_Link">recently</text:a><text:span text:style-name="T12"> </text:span><text:a xlink:type="simple" xlink:href="https://dictionary.cambridge.org/ru/словарь/английский/found" text:style-name="Internet_20_link" text:visited-style-name="Visited_20_Internet_20_Link">found</text:a><text:span text:style-name="T12"> in </text:span><text:a xlink:type="simple" xlink:href="https://dictionary.cambridge.org/ru/словарь/английский/food" text:style-name="Internet_20_link" text:visited-style-name="Visited_20_Internet_20_Link">food</text:a><text:span text:style-name="T12">.</text:span></text:p>
          </table:table-cell>
        </table:table-row>
        <table:table-row table:style-name="Таблица7.4">
          <table:table-cell table:style-name="Таблица7.A1" office:value-type="string">
            <text:p text:style-name="P11"><text:span text:style-name="T12">4. We </text:span><text:a xlink:type="simple" xlink:href="https://dictionary.cambridge.org/ru/словарь/английский/try" text:style-name="Internet_20_link" text:visited-style-name="Visited_20_Internet_20_Link">try</text:a><text:span text:style-name="T12"> to do what is </text:span><text:a xlink:type="simple" xlink:href="https://dictionary.cambridge.org/ru/словарь/английский/best" text:style-name="Internet_20_link" text:visited-style-name="Visited_20_Internet_20_Link">best</text:a><text:span text:style-name="T12"> for </text:span><text:a xlink:type="simple" xlink:href="https://dictionary.cambridge.org/ru/словарь/английский/our" text:style-name="Internet_20_link" text:visited-style-name="Visited_20_Internet_20_Link">our</text:a><text:span text:style-name="T12"> </text:span><text:a xlink:type="simple" xlink:href="https://dictionary.cambridge.org/ru/словарь/английский/customer" text:style-name="Internet_20_link" text:visited-style-name="Visited_20_Internet_20_Link">customers</text:a><text:span text:style-name="T12"> in terms _of__ the </text:span><text:a xlink:type="simple" xlink:href="https://dictionary.cambridge.org/ru/словарь/английский/quality" text:style-name="Internet_20_link" text:visited-style-name="Visited_20_Internet_20_Link">quality</text:a><text:span text:style-name="T12"> of </text:span><text:a xlink:type="simple" xlink:href="https://dictionary.cambridge.org/ru/словарь/английский/our" text:style-name="Internet_20_link" text:visited-style-name="Visited_20_Internet_20_Link">our</text:a><text:span text:style-name="T12"> </text:span><text:a xlink:type="simple" xlink:href="https://dictionary.cambridge.org/ru/словарь/английский/product" text:style-name="Internet_20_link" text:visited-style-name="Visited_20_Internet_20_Link">products</text:a><text:span text:style-name="T12">.</text:span></text:p>
            <text:h text:style-name="P20" text:outline-level="1"/>
          </table:table-cell>
        </table:table-row>
        <table:table-row table:style-name="Таблица7.5">
          <table:table-cell table:style-name="Таблица7.A1" office:value-type="string">
            <text:p text:style-name="P16">5. Our problems are nothing compared _with__ what they've endured.</text:p>
            <text:p text:style-name="P16"/>
          </table:table-cell>
        </table:table-row>
      </table:table>
      <text:p text:style-name="P1"/>
      <text:p text:style-name="Standard"><text:span text:style-name="T1">6.2.3 </text:span><text:span text:style-name="T14">Fill in the gaps with the words from the table in the appropriate form.</text:span></text:p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row table:style-name="Таблица8.1">
          <table:table-cell table:style-name="Таблица8.A1" office:value-type="string">
            <text:p text:style-name="P8"/>
          </table:table-cell>
          <table:table-cell table:style-name="Таблица8.A1" office:value-type="string">
            <text:p text:style-name="P8"/>
          </table:table-cell>
          <table:table-cell table:style-name="Таблица8.A1" office:value-type="string">
            <text:p text:style-name="P8"/>
          </table:table-cell>
          <table:table-cell table:style-name="Таблица8.D1" office:value-type="string">
            <text:p text:style-name="P8"/>
          </table:table-cell>
        </table:table-row>
        <table:table-row table:style-name="Таблица8.2">
          <table:table-cell table:style-name="Таблица8.A1" office:value-type="string">
            <text:p text:style-name="P8"/>
          </table:table-cell>
          <table:table-cell table:style-name="Таблица8.A1" office:value-type="string">
            <text:p text:style-name="P8"/>
          </table:table-cell>
          <table:table-cell table:style-name="Таблица8.A1" office:value-type="string">
            <text:p text:style-name="P8"/>
          </table:table-cell>
          <table:table-cell table:style-name="Таблица8.D1" office:value-type="string">
            <text:p text:style-name="P8"/>
          </table:table-cell>
        </table:table-row>
      </table:table>
      <text:p text:style-name="P1"/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11"><text:span text:style-name="T12">1. After the __flood__ it took </text:span><text:a xlink:type="simple" xlink:href="https://dictionary.cambridge.org/ru/словарь/английский/week" text:style-name="Internet_20_link" text:visited-style-name="Visited_20_Internet_20_Link">weeks</text:a><text:span text:style-name="T12"> for the </text:span><text:a xlink:type="simple" xlink:href="https://dictionary.cambridge.org/ru/словарь/английский/water" text:style-name="Internet_20_link" text:visited-style-name="Visited_20_Internet_20_Link">water</text:a><text:span text:style-name="T12"> </text:span><text:a xlink:type="simple" xlink:href="https://dictionary.cambridge.org/ru/словарь/английский/level" text:style-name="Internet_20_link" text:visited-style-name="Visited_20_Internet_20_Link">level</text:a><text:span text:style-name="T12"> to go down.</text:span></text:p>
          </table:table-cell>
        </table:table-row>
        <table:table-row table:style-name="Таблица9.1">
          <table:table-cell table:style-name="Таблица9.A1" office:value-type="string">
            <text:p text:style-name="P18"><text:span text:style-name="T12">2. For _cloud seedeing__ <text:s/>to be </text:span><text:a xlink:type="simple" xlink:href="https://dictionary.cambridge.org/ru/словарь/английский/successful" text:style-name="Internet_20_link" text:visited-style-name="Visited_20_Internet_20_Link">successful</text:a><text:span text:style-name="T12">, </text:span><text:a xlink:type="simple" xlink:href="https://dictionary.cambridge.org/ru/словарь/английский/cloud" text:style-name="Internet_20_link" text:visited-style-name="Visited_20_Internet_20_Link">clouds</text:a><text:span text:style-name="T12"> must </text:span><text:a xlink:type="simple" xlink:href="https://dictionary.cambridge.org/ru/словарь/английский/contain" text:style-name="Internet_20_link" text:visited-style-name="Visited_20_Internet_20_Link">contain</text:a><text:span text:style-name="T12"> supercooled </text:span><text:a xlink:type="simple" xlink:href="https://dictionary.cambridge.org/ru/словарь/английский/water" text:style-name="Internet_20_link" text:visited-style-name="Visited_20_Internet_20_Link">water</text:a><text:span text:style-name="T12"> - </text:span><text:a xlink:type="simple" xlink:href="https://dictionary.cambridge.org/ru/словарь/английский/water" text:style-name="Internet_20_link" text:visited-style-name="Visited_20_Internet_20_Link">water</text:a><text:span text:style-name="T12"> that has </text:span><text:a xlink:type="simple" xlink:href="https://dictionary.cambridge.org/ru/словарь/английский/remain" text:style-name="Internet_20_link" text:visited-style-name="Visited_20_Internet_20_Link">remained</text:a><text:span text:style-name="T12"> </text:span><text:a xlink:type="simple" xlink:href="https://dictionary.cambridge.org/ru/словарь/английский/liquid" text:style-name="Internet_20_link" text:visited-style-name="Visited_20_Internet_20_Link">liquid</text:a><text:span text:style-name="T12"> at below-freezing </text:span><text:a xlink:type="simple" xlink:href="https://dictionary.cambridge.org/ru/словарь/английский/temperature" text:style-name="Internet_20_link" text:visited-style-name="Visited_20_Internet_20_Link">temperatures</text:a><text:span text:style-name="T12">.</text:span></text:p>
          </table:table-cell>
        </table:table-row>
        <table:table-row table:style-name="Таблица9.3">
          <table:table-cell table:style-name="Таблица9.A1" office:value-type="string">
            <text:p text:style-name="P11"><text:span text:style-name="T12">3. Many behavioural  __patterns__ <text:s/>have been </text:span><text:a xlink:type="simple" xlink:href="https://dictionary.cambridge.org/ru/словарь/английский/identify" text:style-name="Internet_20_link" text:visited-style-name="Visited_20_Internet_20_Link">identified</text:a><text:span text:style-name="T12"> in the </text:span><text:a xlink:type="simple" xlink:href="https://dictionary.cambridge.org/ru/словарь/английский/chimpanzee" text:style-name="Internet_20_link" text:visited-style-name="Visited_20_Internet_20_Link">chimp</text:a><text:span text:style-name="T12"> </text:span><text:a xlink:type="simple" xlink:href="https://dictionary.cambridge.org/ru/словарь/английский/colony" text:style-name="Internet_20_link" text:visited-style-name="Visited_20_Internet_20_Link">colony</text:a><text:span text:style-name="T12">.</text:span></text:p>
          </table:table-cell>
        </table:table-row>
        <table:table-row table:style-name="Таблица9.4">
          <table:table-cell table:style-name="Таблица9.A1" office:value-type="string">
            <text:p text:style-name="P16">4.  The __heatwave__, which affected us severely this summer, is a reminder of how serious the problem of greenhouse gas emissions is.</text:p>
          </table:table-cell>
        </table:table-row>
        <table:table-row table:style-name="Таблица9.5">
          <table:table-cell table:style-name="Таблица9.A1" office:value-type="string">
            <text:p text:style-name="P11"><text:span text:style-name="T12">5. This </text:span><text:a xlink:type="simple" xlink:href="https://dictionary.cambridge.org/ru/словарь/английский/year" text:style-name="Internet_20_link" text:visited-style-name="Visited_20_Internet_20_Link">year</text:a><text:span text:style-name="T12">) </text:span><text:a xlink:type="simple" xlink:href="https://dictionary.cambridge.org/ru/словарь/английский/severe" text:style-name="Internet_20_link" text:visited-style-name="Visited_20_Internet_20_Link">severe</text:a><text:span text:style-name="T12"> _droughts__ <text:s/>has </text:span><text:a xlink:type="simple" xlink:href="https://dictionary.cambridge.org/ru/словарь/английский/ruined" text:style-name="Internet_20_link" text:visited-style-name="Visited_20_Internet_20_Link">ruined</text:a><text:span text:style-name="T12"> the </text:span><text:a xlink:type="simple" xlink:href="https://dictionary.cambridge.org/ru/словарь/английский/crop" text:style-name="Internet_20_link" text:visited-style-name="Visited_20_Internet_20_Link">crops</text:a><text:span text:style-name="T12">.</text:span></text:p>
          </table:table-cell>
        </table:table-row>
        <table:table-row table:style-name="Таблица9.6">
          <table:table-cell table:style-name="Таблица9.A1" office:value-type="string">
            <text:p text:style-name="P11"><text:span text:style-name="T12">6. The </text:span><text:a xlink:type="simple" xlink:href="https://dictionary.cambridge.org/ru/словарь/английский/long" text:style-name="Internet_20_link" text:visited-style-name="Visited_20_Internet_20_Link">long</text:a><text:span text:style-name="T12"> </text:span><text:a xlink:type="simple" xlink:href="https://dictionary.cambridge.org/ru/словарь/английский/hot" text:style-name="Internet_20_link" text:visited-style-name="Visited_20_Internet_20_Link">hot</text:a><text:span text:style-name="T12"> </text:span><text:a xlink:type="simple" xlink:href="https://dictionary.cambridge.org/ru/словарь/английский/summer" text:style-name="Internet_20_link" text:visited-style-name="Visited_20_Internet_20_Link">summer</text:a><text:span text:style-name="T12"> has </text:span><text:a xlink:type="simple" xlink:href="https://dictionary.cambridge.org/ru/словарь/английский/led" text:style-name="Internet_20_link" text:visited-style-name="Visited_20_Internet_20_Link">led</text:a><text:span text:style-name="T12"> to </text:span><text:a xlink:type="simple" xlink:href="https://dictionary.cambridge.org/ru/словарь/английский/serious" text:style-name="Internet_20_link" text:visited-style-name="Visited_20_Internet_20_Link">serious</text:a><text:span text:style-name="T12"> _water shortages__.</text:span></text:p>
          </table:table-cell>
        </table:table-row>
        <table:table-row table:style-name="Таблица9.7">
          <table:table-cell table:style-name="Таблица9.A1" office:value-type="string">
            <text:p text:style-name="P11"><text:span text:style-name="T12">7. Those </text:span><text:a xlink:type="simple" xlink:href="https://dictionary.cambridge.org/ru/словарь/английский/orange" text:style-name="Internet_20_link" text:visited-style-name="Visited_20_Internet_20_Link">oranges</text:a><text:span text:style-name="T12"> have been _artificially__ </text:span><text:a xlink:type="simple" xlink:href="https://dictionary.cambridge.org/ru/словарь/английский/colored" text:style-name="Internet_20_link" text:visited-style-name="Visited_20_Internet_20_Link">colored</text:a><text:span text:style-name="T12">.</text:span></text:p>
          </table:table-cell>
        </table:table-row>
        <table:table-row table:style-name="Таблица9.1">
          <table:table-cell table:style-name="Таблица9.A1" office:value-type="string">
            <text:p text:style-name="Standard"><text:span text:style-name="T12">8. A </text:span><text:a xlink:type="simple" xlink:href="https://dictionary.cambridge.org/ru/словарь/английский/block" text:style-name="Internet_20_link" text:visited-style-name="Visited_20_Internet_20_Link">block</text:a><text:span text:style-name="T12"> in the </text:span><text:a xlink:type="simple" xlink:href="https://dictionary.cambridge.org/ru/словарь/английский/pipe" text:style-name="Internet_20_link" text:visited-style-name="Visited_20_Internet_20_Link">pipe</text:a><text:span text:style-name="T12"> was _prevented__ the </text:span><text:a xlink:type="simple" xlink:href="https://dictionary.cambridge.org/ru/словарь/английский/water" text:style-name="Internet_20_link" text:visited-style-name="Visited_20_Internet_20_Link">water</text:a><text:span text:style-name="T12"> from coming through.</text:span></text:p>
          </table:table-cell>
        </table:table-row>
      </table:table>
      <text:p text:style-name="P4">6.2.4 Translate the sentences into English using active vocabulary:</text:p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Standard"><text:span text:style-name="T8">1. <text:s/>Многие ученые считают, что </text:span><text:span text:style-name="T9">засухи</text:span><text:span text:style-name="T8">, </text:span><text:span text:style-name="T9">наводнения</text:span><text:span text:style-name="T8"> и другие природные бедствия являются </text:span><text:span text:style-name="T9">следствием</text:span><text:span text:style-name="T8"> человеческой деятельности.</text:span></text:p>
          </table:table-cell>
        </table:table-row>
        <text:soft-page-break/>
        <table:table-row table:style-name="Таблица10.2">
          <table:table-cell table:style-name="Таблица10.A1" office:value-type="string">
            <text:p text:style-name="Standard"><text:span text:style-name="T8">2. </text:span><text:span text:style-name="T9">Создание облаков</text:span><text:span text:style-name="T8"> – это попытка </text:span><text:span text:style-name="T9">искусственно </text:span><text:span text:style-name="T8">контролировать погодные условия. С помощью этого метода можно добиться </text:span><text:span text:style-name="T9">увеличения урожая (зерновых) в</text:span><text:span text:style-name="T8"> засушливых регионах. </text:span></text:p>
          </table:table-cell>
        </table:table-row>
        <table:table-row table:style-name="Таблица10.3">
          <table:table-cell table:style-name="Таблица10.A1" office:value-type="string">
            <text:p text:style-name="Standard"><text:span text:style-name="T8">3. </text:span><text:span text:style-name="T9">Существуют некоторые опасения</text:span><text:span text:style-name="T8"> по поводу распыления </text:span><text:span text:style-name="T9">химических веществ</text:span><text:span text:style-name="T8"> в атмосферу.</text:span></text:p>
          </table:table-cell>
        </table:table-row>
        <table:table-row table:style-name="Таблица10.1">
          <table:table-cell table:style-name="Таблица10.A1" office:value-type="string">
            <text:p text:style-name="Standard"><text:span text:style-name="T8">4. Мы должны тщательно (</text:span><text:span text:style-name="T5">thoroughly</text:span><text:span text:style-name="T8">) </text:span><text:span text:style-name="T9">изучить методы</text:span><text:span text:style-name="T8"> искусственного <text:s/>изменения погоды, чтобы </text:span><text:span text:style-name="T9">предотвратить</text:span><text:span text:style-name="T8"> необратимые (</text:span><text:span text:style-name="T5">irreversible</text:span><text:span text:style-name="T8">) </text:span><text:span text:style-name="T9">последствия</text:span><text:span text:style-name="T8">. </text:span></text:p>
          </table:table-cell>
        </table:table-row>
      </table:table>
      <text:p text:style-name="P6">1. <text:s/>Many scientists believe that droughts, floods, and other natural disasters are the result of human activity.</text:p>
      <text:p text:style-name="P6">2. Creating clouds is an attempt to artificially control weather conditions. This method can be used to increase yields (crops) in arid regions. </text:p>
      <text:p text:style-name="P6">3. There are some concerns about spraying chemicals into the atmosphere.</text:p>
      <text:list xml:id="list3634847196960825603" text:style-name="L4">
        <text:list-item>
          <text:p text:style-name="P26">We must thoroughly study the methods of artificial weather modification in order to prevent irreversible effects.</text:p>
        </text:list-item>
        <text:list-item>
          <text:p text:style-name="P26"/>
        </text:list-item>
      </text:list>
      <text:p text:style-name="P6"/>
      <text:p text:style-name="P7">ex. 1</text:p>
      <text:list xml:id="list4222173627256251588" text:style-name="L5">
        <text:list-item>
          <text:p text:style-name="P27">has been raining</text:p>
        </text:list-item>
        <text:list-item>
          <text:p text:style-name="P27">finished</text:p>
        </text:list-item>
        <text:list-item>
          <text:p text:style-name="P27">seen</text:p>
        </text:list-item>
        <text:list-item>
          <text:p text:style-name="P27">have been trying</text:p>
        </text:list-item>
        <text:list-item>
          <text:p text:style-name="P27">found</text:p>
        </text:list-item>
        <text:list-item>
          <text:p text:style-name="P27">been waiting</text:p>
        </text:list-item>
        <text:list-item>
          <text:p text:style-name="P27">been trying</text:p>
        </text:list-item>
        <text:list-item>
          <text:p text:style-name="P27">snowed</text:p>
        </text:list-item>
      </text:list>
      <text:p text:style-name="P7">ex. 2</text:p>
      <text:list xml:id="list5979942584311959928" text:style-name="L6">
        <text:list-item>
          <text:p text:style-name="P28">has been increasing, has increased</text:p>
        </text:list-item>
        <text:list-item>
          <text:p text:style-name="P28">has snowed, has been snowing</text:p>
        </text:list-item>
        <text:list-item>
          <text:p text:style-name="P28">have been investigating, have investigated</text:p>
        </text:list-item>
        <text:list-item>
          <text:p text:style-name="P28">has been fixing, has fixed</text:p>
        </text:list-item>
        <text:list-item>
          <text:p text:style-name="P28">haven't spoken, have been speaking</text:p>
        </text:list-item>
      </text:list>
      <text:p text:style-name="P7"><text:soft-page-break/>ex.3 </text:p>
      <text:list xml:id="list7154509011653777054" text:style-name="L7">
        <text:list-item>
          <text:p text:style-name="P29">have been studying</text:p>
        </text:list-item>
        <text:list-item>
          <text:p text:style-name="P29">have become</text:p>
        </text:list-item>
        <text:list-item>
          <text:p text:style-name="P29">has become</text:p>
        </text:list-item>
        <text:list-item>
          <text:p text:style-name="P29">has been decreasing</text:p>
        </text:list-item>
        <text:list-item>
          <text:p text:style-name="P29">has lost</text:p>
        </text:list-item>
        <text:list-item>
          <text:p text:style-name="P29">has depended</text:p>
        </text:list-item>
        <text:list-item>
          <text:p text:style-name="P29">have caused</text:p>
        </text:list-item>
        <text:list-item>
          <text:p text:style-name="P29">have been</text:p>
        </text:list-item>
        <text:list-item>
          <text:p text:style-name="P29">has been dosappearing</text:p>
        </text:list-item>
      </text:list>
      <text:p text:style-name="P6">6.3 Vocabulary and skills development</text:p>
      <text:p text:style-name="P4">6.3.1 Find the equivalents of the following words and phrases.</text:p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12">CB, ex. 1, p. 60</text:p>
          </table:table-cell>
        </table:table-row>
        <table:table-row table:style-name="Таблица11.1">
          <table:table-cell table:style-name="Таблица11.A1" office:value-type="string">
            <text:p text:style-name="P15">Заменяемый <text:span text:style-name="T10">replaceable</text:span></text:p>
          </table:table-cell>
        </table:table-row>
        <table:table-row table:style-name="Таблица11.1">
          <table:table-cell table:style-name="Таблица11.A1" office:value-type="string">
            <text:p text:style-name="P15">центральное отопление <text:span text:style-name="T10">central heating</text:span></text:p>
          </table:table-cell>
        </table:table-row>
        <table:table-row table:style-name="Таблица11.1">
          <table:table-cell table:style-name="Таблица11.A1" office:value-type="string">
            <text:p text:style-name="P12">CB, ex. 2 (tracks 6.7 – 6.8), p. 60</text:p>
          </table:table-cell>
        </table:table-row>
        <table:table-row table:style-name="Таблица11.1">
          <table:table-cell table:style-name="Таблица11.A1" office:value-type="string">
            <text:p text:style-name="P15">уехать откуда-то <text:span text:style-name="T10">get away from</text:span></text:p>
          </table:table-cell>
        </table:table-row>
        <table:table-row table:style-name="Таблица11.1">
          <table:table-cell table:style-name="Таблица11.A1" office:value-type="string">
            <text:p text:style-name="P12">CB, ex. 4, p. 61</text:p>
          </table:table-cell>
        </table:table-row>
        <table:table-row table:style-name="Таблица11.1">
          <table:table-cell table:style-name="Таблица11.A1" office:value-type="string">
            <text:p text:style-name="P15">Макияж <text:span text:style-name="T10">make-up</text:span></text:p>
          </table:table-cell>
        </table:table-row>
        <table:table-row table:style-name="Таблица11.1">
          <table:table-cell table:style-name="Таблица11.A1" office:value-type="string">
            <text:p text:style-name="P15">вернуться к проблеме <text:span text:style-name="T10">get back to the point</text:span></text:p>
          </table:table-cell>
        </table:table-row>
        <table:table-row table:style-name="Таблица11.1">
          <table:table-cell table:style-name="Таблица11.A1" office:value-type="string">
            <text:p text:style-name="P12">CB, ex. 5 (track 6.10), p. 60</text:p>
          </table:table-cell>
        </table:table-row>
        <table:table-row table:style-name="Таблица11.1">
          <table:table-cell table:style-name="Таблица11.A1" office:value-type="string">
            <text:p text:style-name="P15">нервничать из-за ч-л <text:span text:style-name="T10">get nervous about</text:span></text:p>
          </table:table-cell>
        </table:table-row>
        <table:table-row table:style-name="Таблица11.1">
          <table:table-cell table:style-name="Таблица11.A1" office:value-type="string">
            <text:p text:style-name="P15">сесть на поезд <text:span text:style-name="T10">catch a train</text:span></text:p>
          </table:table-cell>
        </table:table-row>
        <table:table-row table:style-name="Таблица11.1">
          <table:table-cell table:style-name="Таблица11.A1" office:value-type="string">
            <text:p text:style-name="P11"><text:span text:style-name="T8">появиться, оказаться в к-л месте </text:span><text:span text:style-name="T7">(фр.гл.) </text:span><text:span text:style-name="T4">turn up</text:span></text:p>
          </table:table-cell>
        </table:table-row>
        <table:table-row table:style-name="Таблица11.1">
          <table:table-cell table:style-name="Таблица11.A1" office:value-type="string">
            <text:p text:style-name="P15">чувствовать себя уверенно <text:span text:style-name="T10">feel confident</text:span></text:p>
          </table:table-cell>
        </table:table-row>
        <table:table-row table:style-name="Таблица11.1">
          <table:table-cell table:style-name="Таблица11.A1" office:value-type="string">
            <text:p text:style-name="P15">чувствовать себя немного подавленным <text:span text:style-name="T10">feel a bit down</text:span></text:p>
          </table:table-cell>
        </table:table-row>
        <table:table-row table:style-name="Таблица11.1">
          <table:table-cell table:style-name="Таблица11.A1" office:value-type="string">
            <text:p text:style-name="P15">напоминать кому-л кого-л/ч-л<text:span text:style-name="T10"> remind sb of sb/smth</text:span></text:p>
          </table:table-cell>
        </table:table-row>
        <table:table-row table:style-name="Таблица11.1">
          <table:table-cell table:style-name="Таблица11.A1" office:value-type="string">
            <text:p text:style-name="P12">CB, ex. 8, p. 61</text:p>
          </table:table-cell>
        </table:table-row>
        <table:table-row table:style-name="Таблица11.1">
          <table:table-cell table:style-name="Таблица11.A1" office:value-type="string">
            <text:p text:style-name="P15">имущество, пожитки <text:span text:style-name="T10">possessions</text:span></text:p>
          </table:table-cell>
        </table:table-row>
        <table:table-row table:style-name="Таблица11.18">
          <table:table-cell table:style-name="Таблица11.A1" office:value-type="string">
            <text:p text:style-name="P15">быть устаревшим <text:span text:style-name="T10">be out of date</text:span></text:p>
          </table:table-cell>
        </table:table-row>
        <table:table-row table:style-name="Таблица11.1">
          <table:table-cell table:style-name="Таблица11.A1" office:value-type="string">
            <text:p text:style-name="P15">Модный <text:span text:style-name="T10">fashionable</text:span></text:p>
          </table:table-cell>
        </table:table-row>
        <table:table-row table:style-name="Таблица11.1">
          <table:table-cell table:style-name="Таблица11.A1" office:value-type="string">
            <text:p text:style-name="P11"><text:span text:style-name="T8">испортиться </text:span><text:span text:style-name="T7">(фр.гл.) </text:span><text:span text:style-name="T4">be off</text:span></text:p>
          </table:table-cell>
        </table:table-row>
      </table:table>
      <text:p text:style-name="P2"/>
      <text:p text:style-name="Standard"><text:span text:style-name="T1">6.3.2 </text:span><text:span text:style-name="T14">Fill in the gaps with a proper preposition/particle where necessary:</text:span></text:p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11"><text:span text:style-name="T12">1. </text:span><text:span text:style-name="T15">I’</text:span><text:span text:style-name="T12">m so exhausted. I think I must get _away__ _from___the city for a couple od days.</text:span></text:p>
          </table:table-cell>
        </table:table-row>
        <table:table-row table:style-name="Таблица12.2">
          <table:table-cell table:style-name="Таблица12.A1" office:value-type="string">
            <text:p text:style-name="P10">2. Do you get nervous _about__ your phone if you absentmindendly leave it at home?</text:p>
          </table:table-cell>
        </table:table-row>
        <table:table-row table:style-name="Таблица12.3">
          <table:table-cell table:style-name="Таблица12.A1" office:value-type="string">
            <text:p text:style-name="P11"><text:span text:style-name="T13">3. </text:span><text:span text:style-name="T12">We don't have much time, so let's get __back__ _to__ the point!</text:span></text:p>
          </table:table-cell>
        </table:table-row>
        <table:table-row table:style-name="Таблица12.4">
          <table:table-cell table:style-name="Таблица12.A1" office:value-type="string">
            <text:p text:style-name="P16">4. You need to buy a new laptop, yours is quite __out__ __of__ date.</text:p>
            <text:h text:style-name="P20" text:outline-level="1"/>
          </table:table-cell>
        </table:table-row>
        <text:soft-page-break/>
        <table:table-row table:style-name="Таблица12.5">
          <table:table-cell table:style-name="Таблица12.A1" office:value-type="string">
            <text:p text:style-name="P16">5. Sometimes it's clear food is _off_ - but not always. Food can look, smell and taste just fine but still contain enough food poisoning bacteria to make you very sick.</text:p>
            <text:p text:style-name="P16"/>
          </table:table-cell>
        </table:table-row>
      </table:table>
      <text:p text:style-name="Standard"><text:span text:style-name="T2">6.3.3 </text:span><text:span text:style-name="T11">Fill in the gaps with the words from the table in the appropriate form.</text:span></text:p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row table:style-name="Таблица13.1">
          <table:table-cell table:style-name="Таблица13.A1" office:value-type="string">
            <text:p text:style-name="P8"/>
          </table:table-cell>
          <table:table-cell table:style-name="Таблица13.A1" office:value-type="string">
            <text:p text:style-name="P8"/>
          </table:table-cell>
          <table:table-cell table:style-name="Таблица13.A1" office:value-type="string">
            <text:p text:style-name="P8"/>
          </table:table-cell>
          <table:table-cell table:style-name="Таблица13.D1" office:value-type="string">
            <text:p text:style-name="P8"/>
          </table:table-cell>
        </table:table-row>
        <table:table-row table:style-name="Таблица13.2">
          <table:table-cell table:style-name="Таблица13.A1" office:value-type="string">
            <text:p text:style-name="P8"/>
          </table:table-cell>
          <table:table-cell table:style-name="Таблица13.A1" office:value-type="string">
            <text:p text:style-name="P8"/>
          </table:table-cell>
          <table:table-cell table:style-name="Таблица13.A1" office:value-type="string">
            <text:p text:style-name="P8"/>
          </table:table-cell>
          <table:table-cell table:style-name="Таблица13.D1" office:value-type="string">
            <text:p text:style-name="P8"/>
          </table:table-cell>
        </table:table-row>
      </table:table>
      <text:p text:style-name="P1"/>
      <table:table table:name="Таблица14" table:style-name="Таблица14">
        <table:table-column table:style-name="Таблица14.A"/>
        <table:table-row table:style-name="Таблица14.1">
          <table:table-cell table:style-name="Таблица14.A1" office:value-type="string">
            <text:p text:style-name="P16">1. When she _feels down__ she used to play the piano singing a sad song.</text:p>
          </table:table-cell>
        </table:table-row>
        <table:table-row table:style-name="Таблица14.2">
          <table:table-cell table:style-name="Таблица14.A1" office:value-type="string">
            <text:p text:style-name="P19">2. Do you ___feel confident__ while <text:s/>making a speech in public?</text:p>
          </table:table-cell>
        </table:table-row>
        <table:table-row table:style-name="Таблица14.3">
          <table:table-cell table:style-name="Таблица14.A1" office:value-type="string">
            <text:p text:style-name="P11"><text:span text:style-name="T12">3. Please </text:span><text:a xlink:type="simple" xlink:href="https://dictionary.cambridge.org/ru/словарь/английский/remember" text:style-name="Internet_20_link" text:visited-style-name="Visited_20_Internet_20_Link">remember</text:a><text:span text:style-name="T12"> to take all </text:span><text:a xlink:type="simple" xlink:href="https://dictionary.cambridge.org/ru/словарь/английский/your" text:style-name="Internet_20_link" text:visited-style-name="Visited_20_Internet_20_Link">your</text:a><text:span text:style-name="T12"> </text:span><text:a xlink:type="simple" xlink:href="https://dictionary.cambridge.org/ru/словарь/английский/personal" text:style-name="Internet_20_link" text:visited-style-name="Visited_20_Internet_20_Link">personal</text:a><text:span text:style-name="T12"> __possession_ with you when you </text:span><text:a xlink:type="simple" xlink:href="https://dictionary.cambridge.org/ru/словарь/английский/leave" text:style-name="Internet_20_link" text:visited-style-name="Visited_20_Internet_20_Link">leave</text:a><text:span text:style-name="T12"> the </text:span><text:a xlink:type="simple" xlink:href="https://dictionary.cambridge.org/ru/словарь/английский/aircraft" text:style-name="Internet_20_link" text:visited-style-name="Visited_20_Internet_20_Link">aircraft</text:a><text:span text:style-name="T12">.</text:span></text:p>
          </table:table-cell>
        </table:table-row>
        <table:table-row table:style-name="Таблица14.4">
          <table:table-cell table:style-name="Таблица14.A1" office:value-type="string">
            <text:p text:style-name="P11"><text:span text:style-name="T12">4.  The </text:span><text:a xlink:type="simple" xlink:href="https://dictionary.cambridge.org/ru/словарь/английский/missing" text:style-name="Internet_20_link" text:visited-style-name="Visited_20_Internet_20_Link">missing</text:a><text:span text:style-name="T12"> </text:span><text:a xlink:type="simple" xlink:href="https://dictionary.cambridge.org/ru/словарь/английский/letter" text:style-name="Internet_20_link" text:visited-style-name="Visited_20_Internet_20_Link">letter</text:a><text:span text:style-name="T12"> </text:span><text:a xlink:type="simple" xlink:href="https://dictionary.cambridge.org/ru/словарь/английский/eventually" text:style-name="Internet_20_link" text:visited-style-name="Visited_20_Internet_20_Link">eventually</text:a><text:span text:style-name="T12"> __turns up__ <text:s/>inside a </text:span><text:a xlink:type="simple" xlink:href="https://dictionary.cambridge.org/ru/словарь/английский/book" text:style-name="Internet_20_link" text:visited-style-name="Visited_20_Internet_20_Link">book</text:a><text:span text:style-name="T12">.</text:span></text:p>
          </table:table-cell>
        </table:table-row>
        <table:table-row table:style-name="Таблица14.1">
          <table:table-cell table:style-name="Таблица14.A1" office:value-type="string">
            <text:p text:style-name="P16">5. I never wear grey because it _reminds of___ my old school uniform.</text:p>
          </table:table-cell>
        </table:table-row>
        <table:table-row table:style-name="Таблица14.6">
          <table:table-cell table:style-name="Таблица14.A1" office:value-type="string">
            <text:p text:style-name="P11"><text:span text:style-name="T12">6. Don't </text:span><text:a xlink:type="simple" xlink:href="https://dictionary.cambridge.org/ru/словарь/английский/worry" text:style-name="Internet_20_link" text:visited-style-name="Visited_20_Internet_20_Link">worry</text:a><text:span text:style-name="T12"> - all that </text:span><text:a xlink:type="simple" xlink:href="https://dictionary.cambridge.org/ru/словарь/английский/stolen" text:style-name="Internet_20_link" text:visited-style-name="Visited_20_Internet_20_Link">stolen</text:a><text:span text:style-name="T12"> </text:span><text:a xlink:type="simple" xlink:href="https://dictionary.cambridge.org/ru/словарь/английский/stuff" text:style-name="Internet_20_link" text:visited-style-name="Visited_20_Internet_20_Link">stuff</text:a><text:span text:style-name="T12"> is_replaceable__.</text:span></text:p>
            <text:p text:style-name="P16"/>
          </table:table-cell>
        </table:table-row>
        <table:table-row table:style-name="Таблица14.7">
          <table:table-cell table:style-name="Таблица14.A1" office:value-type="string">
            <text:p text:style-name="P16">7. How can one understand this bar of chocolate _is_ __off_? Has it gone white?</text:p>
            <text:p text:style-name="P14"/>
          </table:table-cell>
        </table:table-row>
        <table:table-row table:style-name="Таблица14.8">
          <table:table-cell table:style-name="Таблица14.A1" office:value-type="string">
            <text:p text:style-name="P16">8. A little heat from the sun or a cool light wind is more pleasant than _central heating__ or air conditioning.</text:p>
          </table:table-cell>
        </table:table-row>
      </table:table>
      <text:p text:style-name="P1"/>
      <text:p text:style-name="P4">6.3.4 Translate the sentences into English using active vocabulary:</text:p>
      <table:table table:name="Таблица15" table:style-name="Таблица15">
        <table:table-column table:style-name="Таблица15.A"/>
        <table:table-row table:style-name="Таблица15.1">
          <table:table-cell table:style-name="Таблица15.A1" office:value-type="string">
            <text:p text:style-name="Standard"><text:span text:style-name="T8">1. <text:s/>Тебе когда-нибудь хотелось просто </text:span><text:span text:style-name="T9">сесть на поезд </text:span><text:span text:style-name="T8">и </text:span><text:span text:style-name="T9">уехать куда-то далеко</text:span><text:span text:style-name="T8"> из этого города? </text:span></text:p>
          </table:table-cell>
        </table:table-row>
        <table:table-row table:style-name="Таблица15.2">
          <table:table-cell table:style-name="Таблица15.A1" office:value-type="string">
            <text:p text:style-name="Standard"><text:span text:style-name="T8">2. Мы </text:span><text:span text:style-name="T9">чувствовали себя слегка подавленными</text:span><text:span text:style-name="T8"> из-за того, что все наши </text:span><text:span text:style-name="T9">пожитки</text:span><text:span text:style-name="T8"> были утеряны транспортной компанией. </text:span></text:p>
          </table:table-cell>
        </table:table-row>
        <table:table-row table:style-name="Таблица15.3">
          <table:table-cell table:style-name="Таблица15.A1" office:value-type="string">
            <text:p text:style-name="Standard"><text:span text:style-name="T8">3. Я бы хотел, чтобы мы </text:span><text:span text:style-name="T9">вернулись к</text:span><text:span text:style-name="T8"> нашей проблеме и обсудили </text:span><text:span text:style-name="T9">устаревшее</text:span><text:span text:style-name="T8"> оборудование в наших лабораториях.</text:span></text:p>
          </table:table-cell>
        </table:table-row>
        <table:table-row table:style-name="Таблица15.4">
          <table:table-cell table:style-name="Таблица15.A1" office:value-type="string">
            <text:p text:style-name="Standard"><text:span text:style-name="T8">4. Извините, не могли бы вы </text:span><text:span text:style-name="T9">напомнить</text:span><text:span text:style-name="T8"> мистеру Соло обо мне? Я жду уже час и начинаю </text:span><text:span text:style-name="T9">нервничать по поводу</text:span><text:span text:style-name="T8"> моей следующей встречи в другом офисе. </text:span></text:p>
          </table:table-cell>
        </table:table-row>
      </table:table>
      <text:p text:style-name="P2"/>
      <text:p text:style-name="P2">1 Have you ever wanted to just get on a train and go somewhere far away from this city? </text:p>
      <text:p text:style-name="P2">2. We were feeling a little depressed because all of our belongings had been lost to the transportation company. </text:p>
      <text:p text:style-name="P2">3. I wish we could go back to our problem and discuss the outdated equipment in our labs.</text:p>
      <text:p text:style-name="P2">4. Excuse me, could you remind Mr. Solo of me? I've been waiting an hour and I'm getting nervous about my next appointment in another office. </text:p>
      <text:p text:style-name="P6">6.4 Speaking and writing</text:p>
      <text:p text:style-name="P4">6.4.1 Find the equivalents of the following words and phrases.</text:p>
      <table:table table:name="Таблица16" table:style-name="Таблица16">
        <table:table-column table:style-name="Таблица16.A"/>
        <text:soft-page-break/>
        <table:table-row table:style-name="Таблица16.1">
          <table:table-cell table:style-name="Таблица16.A1" office:value-type="string">
            <text:p text:style-name="P12">CB, ex. 2, p. 62</text:p>
          </table:table-cell>
        </table:table-row>
        <table:table-row table:style-name="Таблица16.1">
          <table:table-cell table:style-name="Таблица16.A1" office:value-type="string">
            <text:p text:style-name="P15">получатель, адресат</text:p>
          </table:table-cell>
        </table:table-row>
        <table:table-row table:style-name="Таблица16.1">
          <table:table-cell table:style-name="Таблица16.A1" office:value-type="string">
            <text:p text:style-name="P15">мгновенно</text:p>
          </table:table-cell>
        </table:table-row>
        <table:table-row table:style-name="Таблица16.1">
          <table:table-cell table:style-name="Таблица16.A1" office:value-type="string">
            <text:p text:style-name="P15">фамилия</text:p>
          </table:table-cell>
        </table:table-row>
        <table:table-row table:style-name="Таблица16.1">
          <table:table-cell table:style-name="Таблица16.A1" office:value-type="string">
            <text:p text:style-name="P15">быть на равных, в равном статусе</text:p>
          </table:table-cell>
        </table:table-row>
        <table:table-row table:style-name="Таблица16.1">
          <table:table-cell table:style-name="Таблица16.A1" office:value-type="string">
            <text:p text:style-name="P15">имя</text:p>
          </table:table-cell>
        </table:table-row>
        <table:table-row table:style-name="Таблица16.1">
          <table:table-cell table:style-name="Таблица16.A1" office:value-type="string">
            <text:p text:style-name="P15">подписываться</text:p>
          </table:table-cell>
        </table:table-row>
        <table:table-row table:style-name="Таблица16.1">
          <table:table-cell table:style-name="Таблица16.A1" office:value-type="string">
            <text:p text:style-name="P15">искренне</text:p>
          </table:table-cell>
        </table:table-row>
        <table:table-row table:style-name="Таблица16.1">
          <table:table-cell table:style-name="Таблица16.A1" office:value-type="string">
            <text:p text:style-name="P12">CB, ex. 4, p. 62</text:p>
          </table:table-cell>
        </table:table-row>
        <table:table-row table:style-name="Таблица16.1">
          <table:table-cell table:style-name="Таблица16.A1" office:value-type="string">
            <text:p text:style-name="P15">установить к-л срок (исполнения задачи)</text:p>
          </table:table-cell>
        </table:table-row>
        <table:table-row table:style-name="Таблица16.1">
          <table:table-cell table:style-name="Таблица16.A1" office:value-type="string">
            <text:p text:style-name="P15">не выполнить работу в срок</text:p>
          </table:table-cell>
        </table:table-row>
        <table:table-row table:style-name="Таблица16.1">
          <table:table-cell table:style-name="Таблица16.A1" office:value-type="string">
            <text:p text:style-name="P15">извиниться за ч-л</text:p>
          </table:table-cell>
        </table:table-row>
        <table:table-row table:style-name="Таблица16.1">
          <table:table-cell table:style-name="Таблица16.A1" office:value-type="string">
            <text:p text:style-name="P12">CB, ex. 5 (track 6.11), p. 63</text:p>
          </table:table-cell>
        </table:table-row>
        <table:table-row table:style-name="Таблица16.1">
          <table:table-cell table:style-name="Таблица16.A1" office:value-type="string">
            <text:p text:style-name="P15">План изменился.</text:p>
          </table:table-cell>
        </table:table-row>
        <table:table-row table:style-name="Таблица16.1">
          <table:table-cell table:style-name="Таблица16.A1" office:value-type="string">
            <text:p text:style-name="P15">У меня не получится.</text:p>
          </table:table-cell>
        </table:table-row>
        <table:table-row table:style-name="Таблица16.1">
          <table:table-cell table:style-name="Таблица16.A1" office:value-type="string">
            <text:p text:style-name="P15">перенести на другой день</text:p>
          </table:table-cell>
        </table:table-row>
        <table:table-row table:style-name="Таблица16.17">
          <table:table-cell table:style-name="Таблица16.A1" office:value-type="string">
            <text:p text:style-name="P11"><text:span text:style-name="T8">перезвонить </text:span><text:span text:style-name="T7">(фр.гл.)</text:span></text:p>
          </table:table-cell>
        </table:table-row>
        <table:table-row table:style-name="Таблица16.1">
          <table:table-cell table:style-name="Таблица16.A1" office:value-type="string">
            <text:p text:style-name="P15">собраться вместе</text:p>
          </table:table-cell>
        </table:table-row>
        <table:table-row table:style-name="Таблица16.1">
          <table:table-cell table:style-name="Таблица16.A1" office:value-type="string">
            <text:p text:style-name="P12">CB, ex. 7, p. 63</text:p>
          </table:table-cell>
        </table:table-row>
        <table:table-row table:style-name="Таблица16.1">
          <table:table-cell table:style-name="Таблица16.A1" office:value-type="string">
            <text:p text:style-name="P15">подтвердить</text:p>
          </table:table-cell>
        </table:table-row>
        <table:table-row table:style-name="Таблица16.1">
          <table:table-cell table:style-name="Таблица16.A1" office:value-type="string">
            <text:p text:style-name="P15">быть доступным</text:p>
          </table:table-cell>
        </table:table-row>
        <table:table-row table:style-name="Таблица16.1">
          <table:table-cell table:style-name="Таблица16.A1" office:value-type="string">
            <text:p text:style-name="P12">CB, ex. 8, p. 63</text:p>
          </table:table-cell>
        </table:table-row>
        <table:table-row table:style-name="Таблица16.1">
          <table:table-cell table:style-name="Таблица16.A1" office:value-type="string">
            <text:p text:style-name="P15">уехать в отпуск</text:p>
          </table:table-cell>
        </table:table-row>
        <table:table-row table:style-name="Таблица16.1">
          <table:table-cell table:style-name="Таблица16.A1" office:value-type="string">
            <text:p text:style-name="P15">ежедневник</text:p>
          </table:table-cell>
        </table:table-row>
      </table:table>
      <text:p text:style-name="P1"/>
      <text:p text:style-name="Standard"><text:span text:style-name="T2">6.4.2 </text:span><text:span text:style-name="T11">Fill in the gaps with a proper preposition/particle where necessary:</text:span></text:p>
      <table:table table:name="Таблица17" table:style-name="Таблица17">
        <table:table-column table:style-name="Таблица17.A"/>
        <table:table-row table:style-name="Таблица17.1">
          <table:table-cell table:style-name="Таблица17.A1" office:value-type="string">
            <text:p text:style-name="P11"><text:span text:style-name="T12">1. </text:span><text:span text:style-name="T13">Are women provided with an opportunity to participate in elections ___ an equal level with men?</text:span></text:p>
          </table:table-cell>
        </table:table-row>
        <table:table-row table:style-name="Таблица17.2">
          <table:table-cell table:style-name="Таблица17.A1" office:value-type="string">
            <text:p text:style-name="P10">2. My boss is a real slave driver. He always sets __ me very tough deadlines which are just impossible to meet. </text:p>
          </table:table-cell>
        </table:table-row>
        <table:table-row table:style-name="Таблица17.3">
          <table:table-cell table:style-name="Таблица17.A1" office:value-type="string">
            <text:p text:style-name="P17">3 Do you always sign __ ___ your full name?</text:p>
          </table:table-cell>
        </table:table-row>
        <table:table-row table:style-name="Таблица17.4">
          <table:table-cell table:style-name="Таблица17.A1" office:value-type="string">
            <text:p text:style-name="P16">4. Trevor must apologise ___ being so rude that day. </text:p>
            <text:h text:style-name="P20" text:outline-level="1"/>
          </table:table-cell>
        </table:table-row>
        <table:table-row table:style-name="Таблица17.5">
          <table:table-cell table:style-name="Таблица17.A1" office:value-type="string">
            <text:p text:style-name="P16">5. Have you already changes our meeting ___ another day?</text:p>
          </table:table-cell>
        </table:table-row>
        <table:table-row table:style-name="Таблица17.5">
          <table:table-cell table:style-name="Таблица17.A1" office:value-type="string">
            <text:p text:style-name="P16">6. This year I want to go __ holiday in summer and celebrate my birthday abroad.</text:p>
          </table:table-cell>
        </table:table-row>
      </table:table>
      <text:p text:style-name="P1"/>
      <text:p text:style-name="Standard"><text:span text:style-name="T2">6.4.3 </text:span><text:span text:style-name="T11">Fill in the gaps with the words from the table in the appropriate form.</text:span></text:p>
      <table:table table:name="Таблица18" table:style-name="Таблица18">
        <table:table-column table:style-name="Таблица18.A"/>
        <table:table-column table:style-name="Таблица18.B" table:number-columns-repeated="2"/>
        <table:table-column table:style-name="Таблица18.D"/>
        <table:table-row table:style-name="Таблица18.1">
          <table:table-cell table:style-name="Таблица18.A1" office:value-type="string">
            <text:p text:style-name="P8">recipient</text:p>
          </table:table-cell>
          <table:table-cell table:style-name="Таблица18.A1" office:value-type="string">
            <text:p text:style-name="P8">instantly</text:p>
          </table:table-cell>
          <table:table-cell table:style-name="Таблица18.A1" office:value-type="string">
            <text:p text:style-name="P8">siccerely</text:p>
          </table:table-cell>
          <table:table-cell table:style-name="Таблица18.D1" office:value-type="string">
            <text:p text:style-name="P8">confirm</text:p>
          </table:table-cell>
        </table:table-row>
        <table:table-row table:style-name="Таблица18.2">
          <table:table-cell table:style-name="Таблица18.A1" office:value-type="string">
            <text:p text:style-name="P8">miss the deadline</text:p>
          </table:table-cell>
          <table:table-cell table:style-name="Таблица18.A1" office:value-type="string">
            <text:p text:style-name="P8">get back to</text:p>
          </table:table-cell>
          <table:table-cell table:style-name="Таблица18.A1" office:value-type="string">
            <text:p text:style-name="P8">diary</text:p>
          </table:table-cell>
          <table:table-cell table:style-name="Таблица18.D1" office:value-type="string">
            <text:p text:style-name="P8">be available</text:p>
          </table:table-cell>
        </table:table-row>
      </table:table>
      <text:p text:style-name="P1"/>
      <table:table table:name="Таблица19" table:style-name="Таблица19">
        <table:table-column table:style-name="Таблица19.A"/>
        <table:table-row table:style-name="Таблица19.1">
          <table:table-cell table:style-name="Таблица19.A1" office:value-type="string">
            <text:p text:style-name="P11"><text:span text:style-name="T5">1. Former </text:span><text:a xlink:type="simple" xlink:href="https://dictionary.cambridge.org/ru/словарь/английский/nobel" text:style-name="Internet_20_link" text:visited-style-name="Visited_20_Internet_20_Link">Nobel</text:a><text:span text:style-name="T5"> Peace Prize ___ </text:span><text:a xlink:type="simple" xlink:href="https://dictionary.cambridge.org/ru/словарь/английский/include" text:style-name="Internet_20_link" text:visited-style-name="Visited_20_Internet_20_Link">include</text:a><text:span text:style-name="T5"> Jimmy Carter and Barack Obama.</text:span></text:p>
            <text:p text:style-name="P13"/>
          </table:table-cell>
        </table:table-row>
        <table:table-row table:style-name="Таблица19.2">
          <table:table-cell table:style-name="Таблица19.A1" office:value-type="string">
            <text:p text:style-name="P11"><text:span text:style-name="T5">2. Our </text:span><text:a xlink:type="simple" xlink:href="https://dictionary.cambridge.org/ru/словарь/английский/ceo" text:style-name="Internet_20_link" text:visited-style-name="Visited_20_Internet_20_Link">CEO</text:a><text:span text:style-name="T5"> is </text:span><text:a xlink:type="simple" xlink:href="https://dictionary.cambridge.org/ru/словарь/английский/seek" text:style-name="Internet_20_link" text:visited-style-name="Visited_20_Internet_20_Link">seeking</text:a><text:span text:style-name="T5"> a </text:span><text:a xlink:type="simple" xlink:href="https://dictionary.cambridge.org/ru/словарь/английский/part-time" text:style-name="Internet_20_link" text:visited-style-name="Visited_20_Internet_20_Link">part-time</text:a><text:span text:style-name="T5"> ___ secretary to </text:span><text:a xlink:type="simple" xlink:href="https://dictionary.cambridge.org/ru/словарь/английский/help" text:style-name="Internet_20_link" text:visited-style-name="Visited_20_Internet_20_Link">help</text:a><text:span text:style-name="T5"> him </text:span><text:a xlink:type="simple" xlink:href="https://dictionary.cambridge.org/ru/словарь/английский/manage" text:style-name="Internet_20_link" text:visited-style-name="Visited_20_Internet_20_Link">manage</text:a><text:span text:style-name="T5"> his </text:span><text:a xlink:type="simple" xlink:href="https://dictionary.cambridge.org/ru/словарь/английский/appointment" text:style-name="Internet_20_link" text:visited-style-name="Visited_20_Internet_20_Link">appointments</text:a><text:span text:style-name="T5"> </text:span><text:a xlink:type="simple" xlink:href="https://dictionary.cambridge.org/ru/словарь/английский/efficient" text:style-name="Internet_20_link" text:visited-style-name="Visited_20_Internet_20_Link">efficiently</text:a><text:span text:style-name="T5">.</text:span></text:p>
          </table:table-cell>
        </table:table-row>
        <table:table-row table:style-name="Таблица19.3">
          <table:table-cell table:style-name="Таблица19.A1" office:value-type="string">
            <text:p text:style-name="P11"><text:span text:style-name="T12">3. <text:s/>I've </text:span><text:a xlink:type="simple" xlink:href="https://dictionary.cambridge.org/ru/словарь/английский/accepted" text:style-name="Internet_20_link" text:visited-style-name="Visited_20_Internet_20_Link">accepted</text:a><text:span text:style-name="T12"> the </text:span><text:a xlink:type="simple" xlink:href="https://dictionary.cambridge.org/ru/словарь/английский/job" text:style-name="Internet_20_link" text:visited-style-name="Visited_20_Internet_20_Link">job</text:a><text:span text:style-name="T12"> over the </text:span><text:a xlink:type="simple" xlink:href="https://dictionary.cambridge.org/ru/словарь/английский/phone" text:style-name="Internet_20_link" text:visited-style-name="Visited_20_Internet_20_Link">phone</text:a><text:span text:style-name="T12">, but I haven't ___ in writing </text:span><text:a xlink:type="simple" xlink:href="https://dictionary.cambridge.org/ru/словарь/английский/yet" text:style-name="Internet_20_link" text:visited-style-name="Visited_20_Internet_20_Link">yet</text:a><text:span text:style-name="T12">.</text:span></text:p>
          </table:table-cell>
        </table:table-row>
        <text:soft-page-break/>
        <table:table-row table:style-name="Таблица19.4">
          <table:table-cell table:style-name="Таблица19.A1" office:value-type="string">
            <text:p text:style-name="P16">4.  The Eiffel Tower in Paris is an ___ recognizable landmark.</text:p>
          </table:table-cell>
        </table:table-row>
        <table:table-row table:style-name="Таблица19.1">
          <table:table-cell table:style-name="Таблица19.A1" office:value-type="string">
            <text:p text:style-name="P16">5. <text:s/>Finally, we ___ appreciate the contributions of the students who participated in this study.</text:p>
          </table:table-cell>
        </table:table-row>
        <table:table-row table:style-name="Таблица19.6">
          <table:table-cell table:style-name="Таблица19.A1" office:value-type="string">
            <text:p text:style-name="P16">6. If you______, <text:s/>your application cannot be considered.</text:p>
            <text:p text:style-name="P16"/>
          </table:table-cell>
        </table:table-row>
        <table:table-row table:style-name="Таблица19.7">
          <table:table-cell table:style-name="Таблица19.A1" office:value-type="string">
            <text:p text:style-name="P16">7. I’m sorry, he’s not ___ right now. Would you like to leave him a message?</text:p>
            <text:p text:style-name="P14"/>
          </table:table-cell>
        </table:table-row>
        <table:table-row table:style-name="Таблица19.8">
          <table:table-cell table:style-name="Таблица19.A1" office:value-type="string">
            <text:p text:style-name="P16">8. Can I ______you <text:s/>in 10 minutes? I can’t talk right now. </text:p>
          </table:table-cell>
        </table:table-row>
      </table:table>
      <text:p text:style-name="P1"/>
      <text:p text:style-name="P4">6.4.4 Translate the sentences into English using active vocabulary:</text:p>
      <table:table table:name="Таблица20" table:style-name="Таблица20">
        <table:table-column table:style-name="Таблица20.A"/>
        <table:table-row table:style-name="Таблица20.1">
          <table:table-cell table:style-name="Таблица20.A1" office:value-type="string">
            <text:p text:style-name="Standard"><text:span text:style-name="T8">1. <text:s/>Необычная </text:span><text:span text:style-name="T9">фамилия</text:span><text:span text:style-name="T8"> </text:span><text:span text:style-name="T9">напомнила</text:span><text:span text:style-name="T8"> мне о моем школьном учителе, но на конверте не было указано </text:span><text:span text:style-name="T9">имя</text:span><text:span text:style-name="T8"> </text:span><text:span text:style-name="T9">адресата</text:span><text:span text:style-name="T8">.</text:span></text:p>
          </table:table-cell>
        </table:table-row>
        <table:table-row table:style-name="Таблица20.2">
          <table:table-cell table:style-name="Таблица20.A1" office:value-type="string">
            <text:p text:style-name="Standard"><text:span text:style-name="T8">2. Я </text:span><text:span text:style-name="T9">искренне</text:span><text:span text:style-name="T8"> хочу </text:span><text:span text:style-name="T9">извиниться за</text:span><text:span text:style-name="T8"> поведение своего друга. Он немного расстроен сегодня. Я думаю, нам лучше </text:span><text:span text:style-name="T9">перенести</text:span><text:span text:style-name="T8"> занятие </text:span><text:span text:style-name="T9">на другой день</text:span><text:span text:style-name="T8">.</text:span></text:p>
          </table:table-cell>
        </table:table-row>
        <table:table-row table:style-name="Таблица20.3">
          <table:table-cell table:style-name="Таблица20.A1" office:value-type="string">
            <text:p text:style-name="Standard"><text:span text:style-name="T8">3. Не могли бы Вы </text:span><text:span text:style-name="T9">перезвонить</text:span><text:span text:style-name="T8"> мне завтра? Сегодня я очень занят, а завтра буду </text:span><text:span text:style-name="T9">доступен</text:span><text:span text:style-name="T8"> в любое удобное время.</text:span></text:p>
          </table:table-cell>
        </table:table-row>
        <table:table-row table:style-name="Таблица20.4">
          <table:table-cell table:style-name="Таблица20.A1" office:value-type="string">
            <text:p text:style-name="Standard"><text:span text:style-name="T8">4. </text:span><text:span text:style-name="T9">Планы</text:span><text:span text:style-name="T8"> </text:span><text:span text:style-name="T9">изменились</text:span><text:span text:style-name="T8">, поэтому нам пришлось сократить </text:span><text:span text:style-name="T9">сроки выполнения работ, установленные</text:span><text:span text:style-name="T8"> в прошлом месяце. </text:span></text:p>
          </table:table-cell>
        </table:table-row>
      </table:table>
      <text:p text:style-name="P3"/>
      <text:p text:style-name="P6">6.5 Video</text:p>
      <text:p text:style-name="P4">6.5.1 Find the equivalents of the following words and phrases.</text:p>
      <table:table table:name="Таблица21" table:style-name="Таблица21">
        <table:table-column table:style-name="Таблица21.A"/>
        <table:table-row table:style-name="Таблица21.1">
          <table:table-cell table:style-name="Таблица21.A1" office:value-type="string">
            <text:p text:style-name="P12">CB, ex. 1, p. 64</text:p>
          </table:table-cell>
        </table:table-row>
        <table:table-row table:style-name="Таблица21.1">
          <table:table-cell table:style-name="Таблица21.A1" office:value-type="string">
            <text:p text:style-name="P15">туман</text:p>
          </table:table-cell>
        </table:table-row>
        <table:table-row table:style-name="Таблица21.1">
          <table:table-cell table:style-name="Таблица21.A1" office:value-type="string">
            <text:p text:style-name="P15">сетка</text:p>
          </table:table-cell>
        </table:table-row>
        <table:table-row table:style-name="Таблица21.1">
          <table:table-cell table:style-name="Таблица21.A1" office:value-type="string">
            <text:p text:style-name="P15">водопроводная труба</text:p>
          </table:table-cell>
        </table:table-row>
        <table:table-row table:style-name="Таблица21.1">
          <table:table-cell table:style-name="Таблица21.A1" office:value-type="string">
            <text:p text:style-name="P15">влага</text:p>
          </table:table-cell>
        </table:table-row>
        <table:table-row table:style-name="Таблица21.1">
          <table:table-cell table:style-name="Таблица21.A1" office:value-type="string">
            <text:p text:style-name="P15">столб, жердь</text:p>
          </table:table-cell>
        </table:table-row>
        <table:table-row table:style-name="Таблица21.1">
          <table:table-cell table:style-name="Таблица21.A1" office:value-type="string">
            <text:p text:style-name="P12">Videoscript (TB)</text:p>
          </table:table-cell>
        </table:table-row>
        <table:table-row table:style-name="Таблица21.1">
          <table:table-cell table:style-name="Таблица21.A1" office:value-type="string">
            <text:p text:style-name="P15">широкий простор</text:p>
          </table:table-cell>
        </table:table-row>
        <table:table-row table:style-name="Таблица21.1">
          <table:table-cell table:style-name="Таблица21.A1" office:value-type="string">
            <text:p text:style-name="P15">недостаток ч-л</text:p>
          </table:table-cell>
        </table:table-row>
        <table:table-row table:style-name="Таблица21.1">
          <table:table-cell table:style-name="Таблица21.A1" office:value-type="string">
            <text:p text:style-name="P15">заставлять, принуждать</text:p>
          </table:table-cell>
        </table:table-row>
        <table:table-row table:style-name="Таблица21.1">
          <table:table-cell table:style-name="Таблица21.A1" office:value-type="string">
            <text:p text:style-name="P15">находиться к северу от ч-л</text:p>
          </table:table-cell>
        </table:table-row>
        <table:table-row table:style-name="Таблица21.1">
          <table:table-cell table:style-name="Таблица21.A1" office:value-type="string">
            <text:p text:style-name="P15">благодаря к-л/ ч-л</text:p>
          </table:table-cell>
        </table:table-row>
        <table:table-row table:style-name="Таблица21.1">
          <table:table-cell table:style-name="Таблица21.A1" office:value-type="string">
            <text:p text:style-name="P15">несмотря на ч-л</text:p>
          </table:table-cell>
        </table:table-row>
        <table:table-row table:style-name="Таблица21.1">
          <table:table-cell table:style-name="Таблица21.A1" office:value-type="string">
            <text:p text:style-name="P15">береговая линия</text:p>
          </table:table-cell>
        </table:table-row>
        <table:table-row table:style-name="Таблица21.1">
          <table:table-cell table:style-name="Таблица21.A1" office:value-type="string">
            <text:p text:style-name="P15">захватывать, удерживать</text:p>
          </table:table-cell>
        </table:table-row>
        <table:table-row table:style-name="Таблица21.1">
          <table:table-cell table:style-name="Таблица21.A1" office:value-type="string">
            <text:p text:style-name="P15">хранить</text:p>
          </table:table-cell>
        </table:table-row>
        <table:table-row table:style-name="Таблица21.1">
          <table:table-cell table:style-name="Таблица21.A1" office:value-type="string">
            <text:p text:style-name="P15">натягивать</text:p>
          </table:table-cell>
        </table:table-row>
        <table:table-row table:style-name="Таблица21.1">
          <table:table-cell table:style-name="Таблица21.A1" office:value-type="string">
            <text:p text:style-name="P15">медленно перемещаться</text:p>
          </table:table-cell>
        </table:table-row>
        <table:table-row table:style-name="Таблица21.1">
          <table:table-cell table:style-name="Таблица21.A1" office:value-type="string">
            <text:p text:style-name="P15">капать</text:p>
          </table:table-cell>
        </table:table-row>
      </table:table>
      <text:p text:style-name="P2"/>
      <text:p text:style-name="Standard"><text:span text:style-name="T3">6.5.2</text:span><text:span text:style-name="T11">Fill in the gaps with the words from the table in the appropriate form.</text:span></text:p>
      <table:table table:name="Таблица22" table:style-name="Таблица22">
        <table:table-column table:style-name="Таблица22.A"/>
        <table:table-column table:style-name="Таблица22.B" table:number-columns-repeated="2"/>
        <table:table-column table:style-name="Таблица22.D"/>
        <table:table-row table:style-name="Таблица22.1">
          <table:table-cell table:style-name="Таблица22.A1" office:value-type="string">
            <text:p text:style-name="P8">mist</text:p>
          </table:table-cell>
          <table:table-cell table:style-name="Таблица22.A1" office:value-type="string">
            <text:p text:style-name="P8">moisture</text:p>
          </table:table-cell>
          <table:table-cell table:style-name="Таблица22.A1" office:value-type="string">
            <text:p text:style-name="P8">expanse</text:p>
          </table:table-cell>
          <table:table-cell table:style-name="Таблица22.D1" office:value-type="string">
            <text:p text:style-name="P8">lack of</text:p>
          </table:table-cell>
        </table:table-row>
        <table:table-row table:style-name="Таблица22.2">
          <table:table-cell table:style-name="Таблица22.A1" office:value-type="string">
            <text:p text:style-name="P8">capture</text:p>
          </table:table-cell>
          <table:table-cell table:style-name="Таблица22.A1" office:value-type="string">
            <text:p text:style-name="P8">store</text:p>
          </table:table-cell>
          <table:table-cell table:style-name="Таблица22.A1" office:value-type="string">
            <text:p text:style-name="P8">string</text:p>
          </table:table-cell>
          <table:table-cell table:style-name="Таблица22.D1" office:value-type="string">
            <text:p text:style-name="P8">drift<text:soft-page-break/></text:p>
          </table:table-cell>
        </table:table-row>
      </table:table>
      <text:p text:style-name="P1"/>
      <table:table table:name="Таблица23" table:style-name="Таблица23">
        <table:table-column table:style-name="Таблица23.A"/>
        <table:table-row table:style-name="Таблица23.1">
          <table:table-cell table:style-name="Таблица23.A1" office:value-type="string">
            <text:p text:style-name="P16">1. I ___ my possessions in my mother's house while I was living in Spain.</text:p>
          </table:table-cell>
        </table:table-row>
        <table:table-row table:style-name="Таблица23.2">
          <table:table-cell table:style-name="Таблица23.A1" office:value-type="string">
            <text:p text:style-name="P19">2. It was a clear day with little ___ in the air.</text:p>
          </table:table-cell>
        </table:table-row>
        <table:table-row table:style-name="Таблица23.3">
          <table:table-cell table:style-name="Таблица23.A1" office:value-type="string">
            <text:p text:style-name="P16">3. The river is often cloaked in ___ in the early morning.</text:p>
          </table:table-cell>
        </table:table-row>
        <table:table-row table:style-name="Таблица23.4">
          <table:table-cell table:style-name="Таблица23.A1" office:value-type="string">
            <text:p text:style-name="P16">4.  They ___ ribbons of bright paper around the room in preparation for the party.</text:p>
          </table:table-cell>
        </table:table-row>
        <table:table-row table:style-name="Таблица23.1">
          <table:table-cell table:style-name="Таблица23.A1" office:value-type="string">
            <text:p text:style-name="P11"><text:span text:style-name="T12">5</text:span><text:span text:style-name="T5"> </text:span><text:span text:style-name="T12">The study area is surrounded by large ____ of mainly continuous forest to the west, north and east.</text:span></text:p>
          </table:table-cell>
        </table:table-row>
        <table:table-row table:style-name="Таблица23.6">
          <table:table-cell table:style-name="Таблица23.A1" office:value-type="string">
            <text:p text:style-name="P16">6. His answer demonstrated a complete ____ understanding of the question.</text:p>
            <text:p text:style-name="P16"/>
          </table:table-cell>
        </table:table-row>
        <table:table-row table:style-name="Таблица23.7">
          <table:table-cell table:style-name="Таблица23.A1" office:value-type="string">
            <text:p text:style-name="P16">7. No one noticed that the boat had begun to ___ out to sea.</text:p>
            <text:p text:style-name="P14"/>
          </table:table-cell>
        </table:table-row>
        <table:table-row table:style-name="Таблица23.8">
          <table:table-cell table:style-name="Таблица23.A1" office:value-type="string">
            <text:p text:style-name="P16">8. Those songs ___ the romantic mood of the movie.</text:p>
          </table:table-cell>
        </table:table-row>
      </table:table>
      <text:p text:style-name="P1"/>
      <text:p text:style-name="P4">6.5.3 Translate the sentences into English using active vocabulary:</text:p>
      <table:table table:name="Таблица24" table:style-name="Таблица24">
        <table:table-column table:style-name="Таблица24.A"/>
        <table:table-row table:style-name="Таблица24.1">
          <table:table-cell table:style-name="Таблица24.A1" office:value-type="string">
            <text:p text:style-name="Standard"><text:span text:style-name="T8">1. <text:s/></text:span><text:span text:style-name="T9">Недостаток</text:span><text:span text:style-name="T8"> воды в регионе </text:span><text:span text:style-name="T9">вынуждает</text:span><text:span text:style-name="T8"> жителей </text:span><text:span text:style-name="T9">натягивать</text:span><text:span text:style-name="T8"> сети и </text:span><text:span text:style-name="T9">удерживать</text:span><text:span text:style-name="T8"> </text:span><text:span text:style-name="T9">влагу</text:span><text:span text:style-name="T8"> воздуха для сохранения каждой капли воды. </text:span></text:p>
          </table:table-cell>
        </table:table-row>
        <table:table-row table:style-name="Таблица24.2">
          <table:table-cell table:style-name="Таблица24.A1" office:value-type="string">
            <text:p text:style-name="Standard"><text:span text:style-name="T8">2. Озеро, над которым утром образуется </text:span><text:span text:style-name="T9">туман</text:span><text:span text:style-name="T8">, </text:span><text:span text:style-name="T9">находится к северу от </text:span><text:span text:style-name="T8">города.</text:span></text:p>
          </table:table-cell>
        </table:table-row>
        <table:table-row table:style-name="Таблица24.3">
          <table:table-cell table:style-name="Таблица24.A1" office:value-type="string">
            <text:p text:style-name="Standard"><text:span text:style-name="T8">3. Никто не заметил, как лодка начала </text:span><text:span text:style-name="T9">медленно уплывать</text:span><text:span text:style-name="T8"> от </text:span><text:span text:style-name="T9">береговой линии</text:span><text:span text:style-name="T8"> и вскоре совсем исчезла. </text:span></text:p>
          </table:table-cell>
        </table:table-row>
        <table:table-row table:style-name="Таблица24.4">
          <table:table-cell table:style-name="Таблица24.A1" office:value-type="string">
            <text:p text:style-name="Standard"><text:span text:style-name="T8">4. Какие природные ресурсы </text:span><text:span text:style-name="T9">хранятся </text:span><text:span text:style-name="T8">на широких </text:span><text:span text:style-name="T9">просторах</text:span><text:span text:style-name="T8"> нашей страны?</text:span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2" svg:font-family="Arial" style:font-family-generic="swiss"/>
    <style:font-face style:name="Calibri" svg:font-family="Calibri" style:font-pitch="variable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ru" fo:country="RU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line-height="100%"/>
      <style:text-properties style:font-name="Times New Roman" fo:font-size="24pt" fo:language="en" fo:country="US" fo:font-weight="bold" style:letter-kerning="true" style:font-size-asian="24pt" style:font-weight-asian="bold" style:font-name-complex="Times New Roman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2z2" style:family="text">
      <style:text-properties style:font-name="Wingdings" fo:font-size="10pt" style:font-size-asian="10pt" style:font-name-complex="Wingdings"/>
    </style:style>
    <style:style style:name="WW8Num3z0" style:family="text">
      <style:text-properties style:font-name="Symbol" fo:font-size="10pt" style:font-size-asian="10pt" style:font-name-complex="Symbol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3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Times New Roman" fo:font-size="24pt" fo:language="en" fo:country="US" fo:font-weight="bold" style:letter-kerning="true" style:font-size-asian="24pt" style:font-weight-asian="bold" style:font-name-complex="Times New Roman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126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creation-date>2020-01-12T14:27:00</meta:creation-date>
    <dc:date>2021-04-26T18:36:22.62</dc:date>
    <meta:editing-cycles>7</meta:editing-cycles>
    <meta:editing-duration>PT3H17M58S</meta:editing-duration>
    <meta:generator>OpenOffice/4.1.9$Win32 OpenOffice.org_project/419m1$Build-9805</meta:generator>
    <meta:document-statistic meta:table-count="24" meta:image-count="0" meta:object-count="0" meta:page-count="10" meta:paragraph-count="302" meta:word-count="2335" meta:character-count="13802"/>
  </office:meta>
</office:document-meta>
</file>